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Verdana" svg:font-family="Verdana"/>
    <style:font-face style:name="Courier New1" svg:font-family="'Courier New'" style:font-family-generic="modern"/>
    <style:font-face style:name="Courier 10 Pitch" svg:font-family="'Courier 10 Pitch'" style:font-adornments="Fett"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3" svg:font-family="Verdana" style:font-family-generic="swiss" style:font-pitch="variable"/>
    <style:font-face style:name="Verdana1" svg:font-family="Verdana" style:font-adornments="Fett" style:font-family-generic="swiss" style:font-pitch="variable"/>
    <style:font-face style:name="Verdana2" svg:font-family="Verdana" style:font-adornments="Standard"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elle1" style:family="table">
      <style:table-properties style:width="7.624cm" table:align="left"/>
    </style:style>
    <style:style style:name="Tabelle1.A" style:family="table-column">
      <style:table-column-properties style:column-width="3.785cm"/>
    </style:style>
    <style:style style:name="Tabelle1.B" style:family="table-column">
      <style:table-column-properties style:column-width="3.838cm"/>
    </style:style>
    <style:style style:name="Tabelle1.A1" style:family="table-cell">
      <style:table-cell-properties style:vertical-align="middle" fo:padding="0.049cm" fo:border-left="0.05pt solid #993366" fo:border-right="none" fo:border-top="0.05pt solid #993366" fo:border-bottom="0.05pt solid #993366"/>
    </style:style>
    <style:style style:name="Tabelle1.B1" style:family="table-cell">
      <style:table-cell-properties style:vertical-align="middle" fo:padding="0.049cm" fo:border="0.05pt solid #993366"/>
    </style:style>
    <style:style style:name="Tabelle1.A2" style:family="table-cell">
      <style:table-cell-properties style:vertical-align="middle" fo:padding="0.049cm" fo:border-left="0.05pt solid #993366" fo:border-right="none" fo:border-top="none" fo:border-bottom="0.05pt solid #993366"/>
    </style:style>
    <style:style style:name="Tabelle1.B2" style:family="table-cell">
      <style:table-cell-properties style:vertical-align="middle" fo:padding="0.049cm" fo:border-left="0.05pt solid #993366" fo:border-right="0.05pt solid #993366" fo:border-top="none" fo:border-bottom="0.05pt solid #993366"/>
    </style:style>
    <style:style style:name="Tabelle2" style:family="table">
      <style:table-properties style:width="7.624cm" table:align="left"/>
    </style:style>
    <style:style style:name="Tabelle2.A" style:family="table-column">
      <style:table-column-properties style:column-width="3.785cm"/>
    </style:style>
    <style:style style:name="Tabelle2.B" style:family="table-column">
      <style:table-column-properties style:column-width="3.838cm"/>
    </style:style>
    <style:style style:name="Tabelle2.A1" style:family="table-cell">
      <style:table-cell-properties style:vertical-align="middle" fo:padding="0.049cm" fo:border-left="0.05pt solid #993366" fo:border-right="none" fo:border-top="0.05pt solid #993366" fo:border-bottom="0.05pt solid #993366"/>
    </style:style>
    <style:style style:name="Tabelle2.B1" style:family="table-cell">
      <style:table-cell-properties style:vertical-align="middle" fo:padding="0.049cm" fo:border="0.05pt solid #993366"/>
    </style:style>
    <style:style style:name="Tabelle2.A2" style:family="table-cell">
      <style:table-cell-properties style:vertical-align="middle" fo:padding="0.049cm" fo:border-left="0.05pt solid #993366" fo:border-right="none" fo:border-top="none" fo:border-bottom="0.05pt solid #993366"/>
    </style:style>
    <style:style style:name="Tabelle2.B2" style:family="table-cell">
      <style:table-cell-properties style:vertical-align="middle" fo:padding="0.049cm" fo:border-left="0.05pt solid #993366" fo:border-right="0.05pt solid #993366" fo:border-top="none" fo:border-bottom="0.05pt solid #993366"/>
    </style:style>
    <style:style style:name="Tabelle6" style:family="table">
      <style:table-properties style:width="16.999cm" style:rel-width="100%" table:align="left"/>
    </style:style>
    <style:style style:name="Tabelle6.A" style:family="table-column">
      <style:table-column-properties style:column-width="2.882cm" style:rel-column-width="1634*"/>
    </style:style>
    <style:style style:name="Tabelle6.B" style:family="table-column">
      <style:table-column-properties style:column-width="14.116cm" style:rel-column-width="8002*"/>
    </style:style>
    <style:style style:name="Tabelle6.A1" style:family="table-cell">
      <style:table-cell-properties fo:background-color="#ffffcc" fo:padding="0.049cm" fo:border-left="0.5pt solid #808080" fo:border-right="none" fo:border-top="0.5pt solid #808080" fo:border-bottom="0.5pt solid #808080">
        <style:background-image/>
      </style:table-cell-properties>
    </style:style>
    <style:style style:name="Tabelle6.B1" style:family="table-cell">
      <style:table-cell-properties fo:background-color="#ffffcc" fo:padding="0.049cm" fo:border="0.5pt solid #808080">
        <style:background-image/>
      </style:table-cell-properties>
    </style:style>
    <style:style style:name="Tabelle6.A2" style:family="table-cell">
      <style:table-cell-properties fo:padding="0.049cm" fo:border-left="0.5pt solid #808080" fo:border-right="none" fo:border-top="none" fo:border-bottom="0.5pt solid #808080"/>
    </style:style>
    <style:style style:name="Tabelle6.B2" style:family="table-cell">
      <style:table-cell-properties fo:padding="0.049cm" fo:border-left="0.5pt solid #808080" fo:border-right="0.5pt solid #808080" fo:border-top="none" fo:border-bottom="0.5pt solid #808080"/>
    </style:style>
    <style:style style:name="Tabelle6.A3" style:family="table-cell">
      <style:table-cell-properties fo:padding="0.049cm" fo:border-left="0.5pt solid #808080" fo:border-right="none" fo:border-top="none" fo:border-bottom="0.5pt solid #808080"/>
    </style:style>
    <style:style style:name="Tabelle6.B3" style:family="table-cell">
      <style:table-cell-properties fo:padding="0.049cm" fo:border-left="0.5pt solid #808080" fo:border-right="0.5pt solid #808080" fo:border-top="none" fo:border-bottom="0.5pt solid #808080"/>
    </style:style>
    <style:style style:name="Tabelle6.A4" style:family="table-cell">
      <style:table-cell-properties fo:padding="0.049cm" fo:border-left="0.5pt solid #808080" fo:border-right="none" fo:border-top="none" fo:border-bottom="0.5pt solid #808080"/>
    </style:style>
    <style:style style:name="Tabelle6.B4" style:family="table-cell">
      <style:table-cell-properties fo:background-color="transparent" fo:padding="0.049cm" fo:border-left="0.5pt solid #808080" fo:border-right="0.5pt solid #808080" fo:border-top="none" fo:border-bottom="0.5pt solid #808080">
        <style:background-image/>
      </style:table-cell-properties>
    </style:style>
    <style:style style:name="Tabelle6.A5" style:family="table-cell">
      <style:table-cell-properties fo:padding="0.049cm" fo:border-left="0.5pt solid #808080" fo:border-right="none" fo:border-top="none" fo:border-bottom="0.5pt solid #808080"/>
    </style:style>
    <style:style style:name="Tabelle6.B5" style:family="table-cell">
      <style:table-cell-properties fo:padding="0.049cm" fo:border-left="0.5pt solid #808080" fo:border-right="0.5pt solid #808080" fo:border-top="none" fo:border-bottom="0.5pt solid #808080"/>
    </style:style>
    <style:style style:name="Tabelle6.A6" style:family="table-cell">
      <style:table-cell-properties fo:padding="0.049cm" fo:border-left="0.5pt solid #808080" fo:border-right="none" fo:border-top="none" fo:border-bottom="0.5pt solid #808080"/>
    </style:style>
    <style:style style:name="Tabelle6.B6" style:family="table-cell">
      <style:table-cell-properties fo:padding="0.049cm" fo:border-left="0.5pt solid #808080" fo:border-right="0.5pt solid #808080" fo:border-top="none" fo:border-bottom="0.5pt solid #808080"/>
    </style:style>
    <style:style style:name="Tabelle5" style:family="table">
      <style:table-properties style:width="16.999cm" style:rel-width="100%" table:align="left"/>
    </style:style>
    <style:style style:name="Tabelle5.A" style:family="table-column">
      <style:table-column-properties style:column-width="5.265cm" style:rel-column-width="20298*"/>
    </style:style>
    <style:style style:name="Tabelle5.B" style:family="table-column">
      <style:table-column-properties style:column-width="11.733cm" style:rel-column-width="45236*"/>
    </style:style>
    <style:style style:name="Tabelle5.A1" style:family="table-cell">
      <style:table-cell-properties fo:background-color="#ffffcc" fo:padding="0.049cm" fo:border-left="0.5pt solid #808080" fo:border-right="none" fo:border-top="0.5pt solid #808080" fo:border-bottom="0.5pt solid #808080">
        <style:background-image/>
      </style:table-cell-properties>
    </style:style>
    <style:style style:name="Tabelle5.B1" style:family="table-cell">
      <style:table-cell-properties fo:background-color="#ffffcc" fo:padding="0.049cm" fo:border="0.5pt solid #808080">
        <style:background-image/>
      </style:table-cell-properties>
    </style:style>
    <style:style style:name="Tabelle5.A2" style:family="table-cell">
      <style:table-cell-properties fo:padding="0.049cm" fo:border-left="0.5pt solid #808080" fo:border-right="none" fo:border-top="none" fo:border-bottom="0.5pt solid #808080"/>
    </style:style>
    <style:style style:name="Tabelle5.B2" style:family="table-cell">
      <style:table-cell-properties fo:padding="0.049cm" fo:border-left="0.5pt solid #808080" fo:border-right="0.5pt solid #808080" fo:border-top="none" fo:border-bottom="0.5pt solid #808080"/>
    </style:style>
    <style:style style:name="Tabelle5.A3" style:family="table-cell">
      <style:table-cell-properties fo:padding="0.049cm" fo:border-left="0.5pt solid #808080" fo:border-right="none" fo:border-top="none" fo:border-bottom="0.5pt solid #808080"/>
    </style:style>
    <style:style style:name="Tabelle5.B3" style:family="table-cell">
      <style:table-cell-properties fo:padding="0.049cm" fo:border-left="0.5pt solid #808080" fo:border-right="0.5pt solid #808080" fo:border-top="none" fo:border-bottom="0.5pt solid #808080"/>
    </style:style>
    <style:style style:name="Tabelle4" style:family="table">
      <style:table-properties style:width="11.509cm" table:align="center"/>
    </style:style>
    <style:style style:name="Tabelle4.A" style:family="table-column">
      <style:table-column-properties style:column-width="2.14cm"/>
    </style:style>
    <style:style style:name="Tabelle4.B" style:family="table-column">
      <style:table-column-properties style:column-width="9.37cm"/>
    </style:style>
    <style:style style:name="Tabelle4.A1" style:family="table-cell">
      <style:table-cell-properties style:vertical-align="middle" fo:background-color="#ffffcc" fo:padding="0.049cm" fo:border-left="0.5pt solid #808080" fo:border-right="none" fo:border-top="0.5pt solid #808080" fo:border-bottom="0.5pt solid #808080">
        <style:background-image/>
      </style:table-cell-properties>
    </style:style>
    <style:style style:name="Tabelle4.B1" style:family="table-cell">
      <style:table-cell-properties style:vertical-align="middle" fo:background-color="#ffffcc" fo:padding="0.049cm" fo:border="0.5pt solid #808080">
        <style:background-image/>
      </style:table-cell-properties>
    </style:style>
    <style:style style:name="Tabelle4.A2" style:family="table-cell">
      <style:table-cell-properties style:vertical-align="middle" fo:padding="0.049cm" fo:border-left="0.5pt solid #808080" fo:border-right="none" fo:border-top="none" fo:border-bottom="0.5pt solid #808080"/>
    </style:style>
    <style:style style:name="Tabelle4.B2" style:family="table-cell">
      <style:table-cell-properties style:vertical-align="middle" fo:padding="0.049cm" fo:border-left="0.5pt solid #808080" fo:border-right="0.5pt solid #808080" fo:border-top="none" fo:border-bottom="0.5pt solid #808080"/>
    </style:style>
    <style:style style:name="Tabelle4.A3" style:family="table-cell">
      <style:table-cell-properties style:vertical-align="middle" fo:padding="0.049cm" fo:border-left="0.5pt solid #808080" fo:border-right="none" fo:border-top="none" fo:border-bottom="0.5pt solid #808080"/>
    </style:style>
    <style:style style:name="Tabelle4.B3" style:family="table-cell">
      <style:table-cell-properties style:vertical-align="middle" fo:padding="0.049cm" fo:border-left="0.5pt solid #808080" fo:border-right="0.5pt solid #808080" fo:border-top="none" fo:border-bottom="0.5pt solid #808080"/>
    </style:style>
    <style:style style:name="Tabelle4.A4" style:family="table-cell">
      <style:table-cell-properties style:vertical-align="middle" fo:padding="0.049cm" fo:border-left="0.5pt solid #808080" fo:border-right="none" fo:border-top="none" fo:border-bottom="0.5pt solid #808080"/>
    </style:style>
    <style:style style:name="Tabelle4.B4" style:family="table-cell">
      <style:table-cell-properties style:vertical-align="middle" fo:padding="0.049cm" fo:border-left="0.5pt solid #808080" fo:border-right="0.5pt solid #808080" fo:border-top="none" fo:border-bottom="0.5pt solid #808080"/>
    </style:style>
    <style:style style:name="Tabelle4.A5" style:family="table-cell">
      <style:table-cell-properties style:vertical-align="middle" fo:padding="0.049cm" fo:border-left="0.5pt solid #808080" fo:border-right="none" fo:border-top="none" fo:border-bottom="0.5pt solid #808080"/>
    </style:style>
    <style:style style:name="Tabelle4.B5" style:family="table-cell">
      <style:table-cell-properties style:vertical-align="middle" fo:padding="0.049cm" fo:border-left="0.5pt solid #808080" fo:border-right="0.5pt solid #808080" fo:border-top="none" fo:border-bottom="0.5pt solid #808080"/>
    </style:style>
    <style:style style:name="Tabelle4.A6" style:family="table-cell">
      <style:table-cell-properties style:vertical-align="middle" fo:padding="0.049cm" fo:border-left="0.5pt solid #808080" fo:border-right="none" fo:border-top="none" fo:border-bottom="0.5pt solid #808080"/>
    </style:style>
    <style:style style:name="Tabelle4.B6" style:family="table-cell">
      <style:table-cell-properties style:vertical-align="middle" fo:padding="0.049cm" fo:border-left="0.5pt solid #808080" fo:border-right="0.5pt solid #808080" fo:border-top="none" fo:border-bottom="0.5pt solid #808080"/>
    </style:style>
    <style:style style:name="Tabelle4.A7" style:family="table-cell">
      <style:table-cell-properties style:vertical-align="middle" fo:padding="0.049cm" fo:border-left="0.5pt solid #808080" fo:border-right="none" fo:border-top="none" fo:border-bottom="0.5pt solid #808080"/>
    </style:style>
    <style:style style:name="Tabelle4.B7" style:family="table-cell">
      <style:table-cell-properties style:vertical-align="middle" fo:padding="0.049cm" fo:border-left="0.5pt solid #808080" fo:border-right="0.5pt solid #808080" fo:border-top="none" fo:border-bottom="0.5pt solid #808080"/>
    </style:style>
    <style:style style:name="Tabelle7" style:family="table">
      <style:table-properties style:width="10.673cm" table:align="center"/>
    </style:style>
    <style:style style:name="Tabelle7.A" style:family="table-column">
      <style:table-column-properties style:column-width="1.919cm"/>
    </style:style>
    <style:style style:name="Tabelle7.B" style:family="table-column">
      <style:table-column-properties style:column-width="8.754cm"/>
    </style:style>
    <style:style style:name="Tabelle7.A1" style:family="table-cell">
      <style:table-cell-properties style:vertical-align="middle" fo:background-color="#ffffcc" fo:padding="0.049cm" fo:border-left="0.5pt solid #808080" fo:border-right="none" fo:border-top="0.5pt solid #808080" fo:border-bottom="0.5pt solid #808080">
        <style:background-image/>
      </style:table-cell-properties>
    </style:style>
    <style:style style:name="Tabelle7.B1" style:family="table-cell">
      <style:table-cell-properties style:vertical-align="middle" fo:background-color="#ffffcc" fo:padding="0.049cm" fo:border="0.5pt solid #808080">
        <style:background-image/>
      </style:table-cell-properties>
    </style:style>
    <style:style style:name="Tabelle7.A2" style:family="table-cell">
      <style:table-cell-properties style:vertical-align="middle" fo:padding="0.049cm" fo:border-left="0.5pt solid #808080" fo:border-right="none" fo:border-top="none" fo:border-bottom="0.5pt solid #808080"/>
    </style:style>
    <style:style style:name="Tabelle7.B2" style:family="table-cell">
      <style:table-cell-properties style:vertical-align="middle" fo:padding="0.049cm" fo:border-left="0.5pt solid #808080" fo:border-right="0.5pt solid #808080" fo:border-top="none" fo:border-bottom="0.5pt solid #808080"/>
    </style:style>
    <style:style style:name="Tabelle7.A3" style:family="table-cell">
      <style:table-cell-properties style:vertical-align="middle" fo:padding="0.049cm" fo:border-left="0.5pt solid #808080" fo:border-right="none" fo:border-top="none" fo:border-bottom="0.5pt solid #808080"/>
    </style:style>
    <style:style style:name="Tabelle7.B3" style:family="table-cell">
      <style:table-cell-properties style:vertical-align="middle" fo:padding="0.049cm" fo:border-left="0.5pt solid #808080" fo:border-right="0.5pt solid #808080" fo:border-top="none" fo:border-bottom="0.5pt solid #808080"/>
    </style:style>
    <style:style style:name="Tabelle7.A4" style:family="table-cell">
      <style:table-cell-properties style:vertical-align="middle" fo:padding="0.049cm" fo:border-left="0.5pt solid #808080" fo:border-right="none" fo:border-top="none" fo:border-bottom="0.5pt solid #808080"/>
    </style:style>
    <style:style style:name="Tabelle7.B4" style:family="table-cell">
      <style:table-cell-properties style:vertical-align="middle" fo:padding="0.049cm" fo:border-left="0.5pt solid #808080" fo:border-right="0.5pt solid #808080" fo:border-top="none" fo:border-bottom="0.5pt solid #808080"/>
    </style:style>
    <style:style style:name="P1" style:family="paragraph" style:parent-style-name="Standard">
      <style:text-properties fo:font-weight="bold" style:font-weight-asian="bold" style:font-weight-complex="bold"/>
    </style:style>
    <style:style style:name="P2" style:family="paragraph" style:parent-style-name="Standard">
      <style:text-properties fo:language="de" fo:country="AT"/>
    </style:style>
    <style:style style:name="P3" style:family="paragraph" style:parent-style-name="Text_20_body">
      <style:paragraph-properties fo:margin-top="0cm" fo:margin-bottom="0cm" style:contextual-spacing="false"/>
    </style:style>
    <style:style style:name="P4" style:family="paragraph" style:parent-style-name="Text_20_body">
      <style:text-properties fo:language="de" fo:country="AT"/>
    </style:style>
    <style:style style:name="P5" style:family="paragraph" style:parent-style-name="Text_20_body">
      <style:text-properties fo:language="de" fo:country="AT" fo:font-weight="bold" style:font-weight-asian="bold" style:font-weight-complex="bold"/>
    </style:style>
    <style:style style:name="P6" style:family="paragraph" style:parent-style-name="Text_20_body">
      <style:text-properties fo:font-style="italic"/>
    </style:style>
    <style:style style:name="P7" style:family="paragraph" style:parent-style-name="Text_20_body">
      <style:text-properties officeooo:rsid="001bdcf6" officeooo:paragraph-rsid="001bdcf6"/>
    </style:style>
    <style:style style:name="P8" style:family="paragraph" style:parent-style-name="Table_20_Contents">
      <style:paragraph-properties fo:margin-top="0cm" fo:margin-bottom="0.499cm" style:contextual-spacing="false"/>
    </style:style>
    <style:style style:name="P9" style:family="paragraph" style:parent-style-name="Table_20_Contents">
      <style:paragraph-properties fo:margin-top="0cm" fo:margin-bottom="0.499cm" style:contextual-spacing="false"/>
      <style:text-properties fo:color="#000080"/>
    </style:style>
    <style:style style:name="P10" style:family="paragraph" style:parent-style-name="Table_20_Contents">
      <style:paragraph-properties fo:margin-top="0cm" fo:margin-bottom="0.499cm" style:contextual-spacing="false"/>
      <style:text-properties fo:color="#000000"/>
    </style:style>
    <style:style style:name="P11" style:family="paragraph" style:parent-style-name="Table_20_Contents">
      <style:paragraph-properties fo:margin-top="0cm" fo:margin-bottom="0.499cm" style:contextual-spacing="false"/>
      <style:text-properties fo:color="#000000" fo:font-weight="bold" style:font-weight-asian="bold" style:font-weight-complex="bold"/>
    </style:style>
    <style:style style:name="P12" style:family="paragraph" style:parent-style-name="Preformatted_20_Text">
      <style:paragraph-properties fo:margin-top="0cm" fo:margin-bottom="0.499cm" style:contextual-spacing="false"/>
    </style:style>
    <style:style style:name="P13" style:family="paragraph" style:parent-style-name="Table_20_Contents">
      <style:paragraph-properties fo:padding="0cm" fo:border="none"/>
    </style:style>
    <style:style style:name="P14" style:family="paragraph" style:parent-style-name="Table_20_Heading">
      <style:text-properties fo:color="#000080"/>
    </style:style>
    <style:style style:name="P15" style:family="paragraph" style:parent-style-name="code">
      <style:text-properties fo:language="de" fo:country="AT"/>
    </style:style>
    <style:style style:name="P16" style:family="paragraph" style:parent-style-name="code">
      <style:text-properties fo:font-weight="bold" style:font-weight-asian="bold" style:font-weight-complex="bold"/>
    </style:style>
    <style:style style:name="P17" style:family="paragraph" style:parent-style-name="frage">
      <style:text-properties fo:font-weight="bold" style:font-weight-asian="bold" style:font-weight-complex="bold"/>
    </style:style>
    <style:style style:name="P18" style:family="paragraph" style:parent-style-name="merke">
      <style:text-properties fo:language="de" fo:country="AT"/>
    </style:style>
    <style:style style:name="P19" style:family="paragraph" style:parent-style-name="merke">
      <style:text-properties fo:language="de" fo:country="AT" fo:font-weight="bold" style:font-weight-asian="bold" style:font-weight-complex="bold"/>
    </style:style>
    <style:style style:name="P20" style:family="paragraph" style:parent-style-name="Contents_20_1">
      <style:paragraph-properties>
        <style:tab-stops>
          <style:tab-stop style:position="16.999cm" style:type="right" style:leader-style="dotted" style:leader-text="."/>
        </style:tab-stops>
      </style:paragraph-properties>
    </style:style>
    <style:style style:name="P21" style:family="paragraph" style:parent-style-name="Contents_20_2">
      <style:paragraph-properties>
        <style:tab-stops>
          <style:tab-stop style:position="16.999cm" style:type="right" style:leader-style="dotted" style:leader-text="."/>
        </style:tab-stops>
      </style:paragraph-properties>
    </style:style>
    <style:style style:name="P22" style:family="paragraph" style:parent-style-name="Contents_20_3">
      <style:paragraph-properties>
        <style:tab-stops>
          <style:tab-stop style:position="16cm" style:type="right" style:leader-style="dotted" style:leader-text="."/>
        </style:tab-stops>
      </style:paragraph-properties>
    </style:style>
    <style:style style:name="P23" style:family="paragraph" style:parent-style-name="Heading_20_2">
      <style:text-properties fo:language="de" fo:country="AT"/>
    </style:style>
    <style:style style:name="P24" style:family="paragraph" style:parent-style-name="Text_20_body" style:list-style-name="L1"/>
    <style:style style:name="P25" style:family="paragraph" style:parent-style-name="Text_20_body" style:list-style-name="L1">
      <style:paragraph-properties fo:margin-top="0cm" fo:margin-bottom="0cm" style:contextual-spacing="false"/>
    </style:style>
    <style:style style:name="P26" style:family="paragraph" style:parent-style-name="merke" style:list-style-name="List_20_1"/>
    <style:style style:name="P27" style:family="paragraph" style:parent-style-name="Standard" style:list-style-name="WW8Num78"/>
    <style:style style:name="P28" style:family="paragraph" style:parent-style-name="Standard" style:list-style-name="List_20_1"/>
    <style:style style:name="P29" style:family="paragraph" style:parent-style-name="Standard">
      <style:text-properties officeooo:paragraph-rsid="001f97e1"/>
    </style:style>
    <style:style style:name="P30" style:family="paragraph" style:parent-style-name="Heading_20_3">
      <style:text-properties fo:language="de" fo:country="AT"/>
    </style:style>
    <style:style style:name="T1" style:family="text">
      <style:text-properties fo:font-style="normal" style:font-style-asian="normal" style:font-style-complex="normal"/>
    </style:style>
    <style:style style:name="T2" style:family="text">
      <style:text-properties fo:font-style="normal" fo:font-weight="bold" style:font-style-asian="normal" style:font-weight-asian="bold" style:font-style-complex="normal" style:font-weight-complex="bold"/>
    </style:style>
    <style:style style:name="T3" style:family="text">
      <style:text-properties fo:font-weight="bold" style:font-weight-asian="bold" style:font-weight-complex="bold"/>
    </style:style>
    <style:style style:name="T4" style:family="text">
      <style:text-properties fo:font-style="italic"/>
    </style:style>
    <style:style style:name="T5" style:family="text">
      <style:text-properties fo:language="de" fo:country="AT"/>
    </style:style>
    <style:style style:name="T6" style:family="text">
      <style:text-properties fo:language="de" fo:country="AT" fo:font-weight="bold" style:font-weight-asian="bold" style:font-weight-complex="bold"/>
    </style:style>
    <style:style style:name="T7" style:family="text">
      <style:text-properties fo:language="de" fo:country="AT" fo:font-weight="bold" fo:background-color="#ffff00" style:font-weight-asian="bold" style:font-weight-complex="bold"/>
    </style:style>
    <style:style style:name="T8" style:family="text">
      <style:text-properties fo:color="#ff0000"/>
    </style:style>
    <style:style style:name="T9" style:family="text">
      <style:text-properties fo:color="#ff0000" fo:font-weight="bold" style:font-weight-asian="bold" style:font-weight-complex="bold"/>
    </style:style>
    <style:style style:name="T10" style:family="text">
      <style:text-properties fo:color="#ff0000" fo:font-weight="bold" fo:background-color="#ffff00" style:font-weight-asian="bold" style:font-weight-complex="bold"/>
    </style:style>
    <style:style style:name="T11" style:family="text">
      <style:text-properties fo:color="#ff0000" fo:background-color="#ffff00"/>
    </style:style>
    <style:style style:name="T12" style:family="text">
      <style:text-properties style:text-underline-style="solid" style:text-underline-width="auto" style:text-underline-color="font-color"/>
    </style:style>
    <style:style style:name="T13" style:family="text">
      <style:text-properties style:text-underline-style="solid" style:text-underline-width="auto" style:text-underline-color="font-color" officeooo:rsid="001d960e"/>
    </style:style>
    <style:style style:name="T14" style:family="text">
      <style:text-properties fo:color="#0000ff"/>
    </style:style>
    <style:style style:name="T15" style:family="text">
      <style:text-properties style:text-underline-style="none" fo:font-weight="bold" style:font-weight-asian="bold" style:font-weight-complex="bold"/>
    </style:style>
    <style:style style:name="T16" style:family="text">
      <style:text-properties fo:color="#000080"/>
    </style:style>
    <style:style style:name="T17" style:family="text">
      <style:text-properties fo:color="#000000"/>
    </style:style>
    <style:style style:name="T18" style:family="text">
      <style:text-properties fo:color="#000000" style:text-underline-style="none" fo:font-weight="bold" style:font-weight-asian="bold" style:font-weight-complex="bold"/>
    </style:style>
    <style:style style:name="T19" style:family="text">
      <style:text-properties fo:color="#000000" fo:font-weight="bold"/>
    </style:style>
    <style:style style:name="T20" style:family="text">
      <style:text-properties fo:color="#800000"/>
    </style:style>
    <style:style style:name="T21" style:family="text">
      <style:text-properties fo:color="#408080"/>
    </style:style>
    <style:style style:name="T22" style:family="text">
      <style:text-properties fo:color="#408080" fo:font-style="italic" fo:font-weight="bold"/>
    </style:style>
    <style:style style:name="T23" style:family="text">
      <style:text-properties fo:color="#004080"/>
    </style:style>
    <style:style style:name="T24" style:family="text">
      <style:text-properties fo:color="#804000"/>
    </style:style>
    <style:style style:name="T25" style:family="text">
      <style:text-properties fo:background-color="#ffff00"/>
    </style:style>
    <style:style style:name="Sect1" style:family="section">
      <style:section-properties fo:background-color="#ffffcc"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name="Inhaltsverzeichnis1">
        <text:table-of-content-source text:outline-level="10" text:use-index-source-styles="true">
          <text:index-title-template text:style-name="Contents_20_Heading">Inhaltsverzeichnis</text:index-title-template>
          <text:table-of-content-entry-template text:outline-level="1" text:style-name="Contents_20_1">
            <text:index-entry-link-start text:style-name="Internet_20_link"/>
            <text:index-entry-chapter/>
            <text:index-entry-link-end/>
            <text:index-entry-text/>
            <text:index-entry-tab-stop style:type="right" style:leader-char="."/>
            <text:index-entry-page-number/>
          </text:table-of-content-entry-template>
          <text:table-of-content-entry-template text:outline-level="2" text:style-name="Contents_20_2">
            <text:index-entry-link-start text:style-name="Internet_20_link"/>
            <text:index-entry-chapter/>
            <text:index-entry-link-end/>
            <text:index-entry-text/>
            <text:index-entry-tab-stop style:type="right" style:leader-char="."/>
            <text:index-entry-page-number/>
          </text:table-of-content-entry-template>
          <text:table-of-content-entry-template text:outline-level="3" text:style-name="Contents_20_3">
            <text:index-entry-link-start text:style-name="Internet_20_link"/>
            <text:index-entry-chapter/>
            <text:index-entry-link-end/>
            <text:index-entry-text/>
            <text:index-entry-tab-stop style:type="right" style:leader-char="."/>
            <text:index-entry-page-number/>
          </text:table-of-content-entry-template>
          <text:table-of-content-entry-template text:outline-level="4" text:style-name="Contents_20_4">
            <text:index-entry-link-start text:style-name="Internet_20_link"/>
            <text:index-entry-chapter/>
            <text:index-entry-link-end/>
            <text:index-entry-text/>
            <text:index-entry-tab-stop style:type="right" style:leader-char="."/>
            <text:index-entry-page-number/>
          </text:table-of-content-entry-template>
          <text:table-of-content-entry-template text:outline-level="5" text:style-name="Contents_20_5">
            <text:index-entry-link-start text:style-name="Internet_20_link"/>
            <text:index-entry-chapter/>
            <text:index-entry-link-end/>
            <text:index-entry-text/>
            <text:index-entry-tab-stop style:type="right" style:leader-char="."/>
            <text:index-entry-page-number/>
          </text:table-of-content-entry-template>
          <text:table-of-content-entry-template text:outline-level="6" text:style-name="Contents_20_6">
            <text:index-entry-link-start text:style-name="Internet_20_link"/>
            <text:index-entry-chapter/>
            <text:index-entry-link-end/>
            <text:index-entry-text/>
            <text:index-entry-tab-stop style:type="right" style:leader-char="."/>
            <text:index-entry-page-number/>
          </text:table-of-content-entry-template>
          <text:table-of-content-entry-template text:outline-level="7" text:style-name="Contents_20_7">
            <text:index-entry-link-start text:style-name="Internet_20_link"/>
            <text:index-entry-chapter/>
            <text:index-entry-link-end/>
            <text:index-entry-text/>
            <text:index-entry-tab-stop style:type="right" style:leader-char="."/>
            <text:index-entry-page-number/>
          </text:table-of-content-entry-template>
          <text:table-of-content-entry-template text:outline-level="8" text:style-name="Contents_20_8">
            <text:index-entry-link-start text:style-name="Internet_20_link"/>
            <text:index-entry-chapter/>
            <text:index-entry-link-end/>
            <text:index-entry-text/>
            <text:index-entry-tab-stop style:type="right" style:leader-char="."/>
            <text:index-entry-page-number/>
          </text:table-of-content-entry-template>
          <text:table-of-content-entry-template text:outline-level="9" text:style-name="Contents_20_9">
            <text:index-entry-link-start text:style-name="Internet_20_link"/>
            <text:index-entry-chapter/>
            <text:index-entry-link-end/>
            <text:index-entry-text/>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link-end/>
            <text:index-entry-text/>
            <text:index-entry-tab-stop style:type="right" style:leader-char="."/>
            <text:index-entry-page-number/>
          </text:table-of-content-entry-template>
          <text:index-source-styles text:outline-level="1">
            <text:index-source-style text:style-name="aufgabe_5f_überschrift"/>
            <text:index-source-style text:style-name="Heading_20_1"/>
            <text:index-source-style text:style-name="Heading_20_2"/>
            <text:index-source-style text:style-name="Heading_20_3"/>
          </text:index-source-styles>
        </text:table-of-content-source>
        <text:index-body>
          <text:index-title text:style-name="Sect2" text:name="Inhaltsverzeichnis1_Head">
            <text:p text:style-name="Contents_20_Heading">Inhaltsverzeichnis</text:p>
          </text:index-title>
          <text:p text:style-name="P20"><text:a xlink:type="simple" xlink:href="#__RefHeading__4019_2058301122" text:style-name="Internet_20_link" text:visited-style-name="Internet_20_link">1. </text:a>Dateien, Streams<text:tab/>1</text:p>
          <text:p text:style-name="P21"><text:a xlink:type="simple" xlink:href="#__RefHeading__4021_2058301122" text:style-name="Internet_20_link" text:visited-style-name="Internet_20_link">1.1. </text:a>Wissenswertes<text:tab/>1</text:p>
          <text:p text:style-name="P22"><text:a xlink:type="simple" xlink:href="#__RefHeading__4023_2058301122" text:style-name="Internet_20_link" text:visited-style-name="Internet_20_link">1.1.1. </text:a>Textdateien, Binärdateien<text:tab/>1</text:p>
          <text:p text:style-name="P22"><text:a xlink:type="simple" xlink:href="#__RefHeading__4025_2058301122" text:style-name="Internet_20_link" text:visited-style-name="Internet_20_link">1.1.2. </text:a>Übersicht Dateistreams<text:tab/>3</text:p>
          <text:p text:style-name="P21"><text:a xlink:type="simple" xlink:href="#__RefHeading__4027_2058301122" text:style-name="Internet_20_link" text:visited-style-name="Internet_20_link">1.2. </text:a>Ausgabestreams: ofstream<text:tab/>3</text:p>
          <text:p text:style-name="P22"><text:a xlink:type="simple" xlink:href="#__RefHeading__4029_2058301122" text:style-name="Internet_20_link" text:visited-style-name="Internet_20_link">1.2.1. </text:a>Ausgabestream-Objekt definieren<text:tab/>3</text:p>
          <text:p text:style-name="P22"><text:a xlink:type="simple" xlink:href="#__RefHeading__4031_2058301122" text:style-name="Internet_20_link" text:visited-style-name="Internet_20_link">1.2.2. </text:a>Verbindung mit Datei herstellen<text:tab/>3</text:p>
          <text:p text:style-name="P22"><text:a xlink:type="simple" xlink:href="#__RefHeading__4033_2058301122" text:style-name="Internet_20_link" text:visited-style-name="Internet_20_link">1.2.3. </text:a>Verbindung mit Datei lösen<text:tab/>5</text:p>
          <text:p text:style-name="P22"><text:a xlink:type="simple" xlink:href="#__RefHeading__4035_2058301122" text:style-name="Internet_20_link" text:visited-style-name="Internet_20_link">1.2.4. </text:a>Schreiben in Dateien<text:tab/>6</text:p>
          <text:p text:style-name="P21"><text:a xlink:type="simple" xlink:href="#__RefHeading__4037_2058301122" text:style-name="Internet_20_link" text:visited-style-name="Internet_20_link">1.3. </text:a>Eingabestreams: ifstream<text:tab/>8</text:p>
          <text:p text:style-name="P22"><text:a xlink:type="simple" xlink:href="#__RefHeading__4039_2058301122" text:style-name="Internet_20_link" text:visited-style-name="Internet_20_link">1.3.1. </text:a>Eingabestream-Objekt definieren<text:tab/>8</text:p>
          <text:p text:style-name="P22"><text:a xlink:type="simple" xlink:href="#__RefHeading__4041_2058301122" text:style-name="Internet_20_link" text:visited-style-name="Internet_20_link">1.3.2. </text:a>Verbindung mit Datei herstellen<text:tab/>8</text:p>
          <text:p text:style-name="P22"><text:a xlink:type="simple" xlink:href="#__RefHeading__4043_2058301122" text:style-name="Internet_20_link" text:visited-style-name="Internet_20_link">1.3.3. </text:a>Verbindung mit Datei lösen<text:tab/>9</text:p>
          <text:p text:style-name="P22"><text:a xlink:type="simple" xlink:href="#__RefHeading__4045_2058301122" text:style-name="Internet_20_link" text:visited-style-name="Internet_20_link">1.3.4. </text:a>Lesen aus der Datei<text:tab/>9</text:p>
          <text:p text:style-name="P21"><text:a xlink:type="simple" xlink:href="#__RefHeading__4047_2058301122" text:style-name="Internet_20_link" text:visited-style-name="Internet_20_link">1.4. </text:a>Gleichzeitiges Lesen und Schreiben: fstream<text:tab/>10</text:p>
          <text:p text:style-name="P21"><text:a xlink:type="simple" xlink:href="#__RefHeading__4049_2058301122" text:style-name="Internet_20_link" text:visited-style-name="Internet_20_link">1.5. </text:a>Sonstige Dateioperationen<text:tab/>11</text:p>
          <text:p text:style-name="P22"><text:a xlink:type="simple" xlink:href="#__RefHeading__4051_2058301122" text:style-name="Internet_20_link" text:visited-style-name="Internet_20_link">1.5.1. </text:a>Das Dateiende abfragen: eof<text:tab/>11</text:p>
          <text:p text:style-name="P22"><text:a xlink:type="simple" xlink:href="#__RefHeading__4053_2058301122" text:style-name="Internet_20_link" text:visited-style-name="Internet_20_link">1.5.2. </text:a>In Dateien positionieren: seekg, seekp<text:tab/>11</text:p>
          <text:p text:style-name="P22"><text:a xlink:type="simple" xlink:href="#__RefHeading__6999_293624682" text:style-name="Internet_20_link" text:visited-style-name="Internet_20_link">1.5.3. </text:a>Die Funktion getline()<text:tab/>14</text:p>
          <text:p text:style-name="P21"><text:a xlink:type="simple" xlink:href="#__RefHeading__4055_2058301122" text:style-name="Internet_20_link" text:visited-style-name="Internet_20_link">1.6. </text:a>Aufgaben<text:tab/>14</text:p>
          <text:p text:style-name="P21"><text:a xlink:type="simple" xlink:href="#__RefHeading__4061_2058301122" text:style-name="Internet_20_link" text:visited-style-name="Internet_20_link">1.7. </text:a>Fragen<text:tab/>14</text:p>
        </text:index-body>
      </text:table-of-content>
      <text:p text:style-name="Text_20_body"/>
      <text:list xml:id="list8088848016722082434" text:style-name="Outline">
        <text:list-item>
          <text:h text:style-name="Heading_20_1" text:outline-level="1" text:restart-numbering="true" text:start-value="-1"><text:bookmark-start text:name="__RefHeading__4019_2058301122"/>Dateien, Streams<text:bookmark-end text:name="__RefHeading__4019_2058301122"/></text:h>
          <text:list>
            <text:list-item>
              <text:h text:style-name="Heading_20_2" text:outline-level="2"><text:bookmark-start text:name="__RefHeading__4021_2058301122"/>Wissenswertes<text:bookmark-end text:name="__RefHeading__4021_2058301122"/></text:h>
            </text:list-item>
          </text:list>
        </text:list-item>
      </text:list>
      <text:p text:style-name="P4">Genauso wie für die Standard Ein- und Ausgabe Streams verwendet werden, so werden auch für Dateizugriffe unter C++ entsprechende Streams eingesetzt:</text:p>
      <text:p text:style-name="P4"/>
      <text:p text:style-name="P19">Ausgabe auf eine Datei:</text:p>
      <text:p text:style-name="merke"><text:span text:style-name="T5">Programm <text:s/>–-------&gt; </text:span><text:span text:style-name="T7">ostream</text:span><text:span text:style-name="T5"> –------------&gt; Datei</text:span></text:p>
      <text:p text:style-name="P18"/>
      <text:p text:style-name="P2"/>
      <text:p text:style-name="P19">Eingabe von einer Datei:</text:p>
      <text:p text:style-name="merke"><text:span text:style-name="T5">Programm ←--------- </text:span><text:span text:style-name="T7">istream</text:span><text:span text:style-name="T5"> ←------------- Datei</text:span></text:p>
      <text:p text:style-name="P18"/>
      <text:p text:style-name="P4"/>
      <text:p text:style-name="P5">Hinweis:</text:p>
      <text:p text:style-name="Text_20_body"><text:span text:style-name="T5">Sollten Sie für die Definition von Dateinamen auch deren Pfad mit angeben müssen, so verwenden Sie </text:span><text:span text:style-name="T6">stets einen Slash /</text:span><text:span text:style-name="T5"> anstelle eines Backslash \ als Trennzeichen für die Verzeichnisnamen! Der Slash als Verzeichnistrenner funktioniert sogar auch unter WINDOWS. </text:span></text:p>
      <text:p text:style-name="P4"/>
      <text:list xml:id="list202914151804269" text:continue-numbering="true" text:style-name="Outline">
        <text:list-item>
          <text:list>
            <text:list-item>
              <text:list>
                <text:list-item>
                  <text:h text:style-name="P30" text:outline-level="3"><text:bookmark-start text:name="__RefHeading__4023_2058301122"/>Textdateien, Binärdateien<text:bookmark-end text:name="__RefHeading__4023_2058301122"/></text:h>
                </text:list-item>
              </text:list>
            </text:list-item>
          </text:list>
        </text:list-item>
      </text:list>
      <text:p text:style-name="P4">Es gibt 2 Arten von Dateien:</text:p>
      <text:list xml:id="list874387566098269673" text:style-name="WW8Num78">
        <text:list-item>
          <text:p text:style-name="P27"><text:span text:style-name="luecke"><text:span text:style-name="T5">Textdateien</text:span></text:span><text:span text:style-name="T5"> (nur druckbare ASCII Zeichen) (auch ASCII-DATEI genannt) <text:line-break/>einige Zeichen (zB: Zeilenschaltung, Tabulator)werden interpretiert, sodass es keine 1 : </text:span><text:soft-page-break/><text:span text:style-name="T5">1 Beziehung gibt zwischen dem FILE-Stream (im Ram) und der Datei selbst.<text:line-break/><text:line-break/>Häufig werden solche Dateien mit einem einfachen Texteditor (edit, notepad, ...) bearbeitet.<text:line-break/><text:line-break/>Numerische Daten werden als ASCII-Zeichenfolge gespeichert.<text:line-break/></text:span></text:p>
        </text:list-item>
        <text:list-item>
          <text:p text:style-name="P27"><text:span text:style-name="luecke"><text:span text:style-name="T5">Binärdateien</text:span></text:span><text:span text:style-name="T5"> (beliebige Datentypen)<text:line-break/>keine Interpretation der Daten, d.h. 1:1 Beziehung zwischen FILE-Stream und Datei.<text:line-break/><text:line-break/>Numerische Daten werden unverändert, wie sie im RAM dargestellt sind gespeichert.</text:span></text:p>
        </text:list-item>
      </text:list>
      <text:p text:style-name="P4"/>
      <text:p text:style-name="P4">Hier ein Beispiel für das <text:span text:style-name="T3">Schreiben</text:span> in eine <text:span text:style-name="T3">Textdatei</text:span>:</text:p>
      <text:p text:style-name="code"><text:span text:style-name="Example">...</text:span></text:p>
      <text:p text:style-name="code"><text:span text:style-name="Example">short var1 = 10, var2 = 0x100;<text:line-break/></text:span><text:span text:style-name="Example"><text:span text:style-name="T3">outFile &lt;&lt; "Emil Maier" &lt;&lt; endl;<text:line-break/>outFile &lt;&lt; var1 &lt;&lt; ' ' &lt;&lt; var2 &lt;&lt; endl;</text:span></text:span></text:p>
      <text:p text:style-name="code"><text:span text:style-name="Example">...</text:span></text:p>
      <text:p text:style-name="Standard"><text:span text:style-name="Example"><text:span text:style-name="T16"/></text:span></text:p>
      <text:p text:style-name="Standard"><text:span text:style-name="Example"><text:span text:style-name="T16">Datei-Inhalt nach dem Schreiben:</text:span></text:span><text:span text:style-name="Example"><text:line-break/></text:span> </text:p>
      <table:table table:name="Tabelle1" table:style-name="Tabelle1">
        <table:table-column table:style-name="Tabelle1.A"/>
        <table:table-column table:style-name="Tabelle1.B"/>
        <table:table-row>
          <table:table-cell table:style-name="Tabelle1.A1" office:value-type="string">
            <text:p text:style-name="P13"><text:span text:style-name="Example"><text:span text:style-name="T3">Hex-Darstellung</text:span></text:span></text:p>
          </table:table-cell>
          <table:table-cell table:style-name="Tabelle1.B1" office:value-type="string">
            <text:p text:style-name="P13"><text:span text:style-name="Example"><text:span text:style-name="T3">ASCII-Darstellung</text:span></text:span></text:p>
          </table:table-cell>
        </table:table-row>
        <table:table-row>
          <table:table-cell table:style-name="Tabelle1.A2" office:value-type="string">
            <text:p text:style-name="P13"><text:span text:style-name="Example">45 6D 69 6C 20 4D<text:line-break/>61 69 65 72 0D 0A<text:line-break/>31 30 20 32 35 36<text:line-break/>0D 0A</text:span></text:p>
          </table:table-cell>
          <table:table-cell table:style-name="Tabelle1.B2" office:value-type="string">
            <text:p text:style-name="P13"><text:span text:style-name="Example">Emil M<text:line-break/>aier..<text:line-break/>10 256<text:line-break/>..</text:span></text:p>
          </table:table-cell>
        </table:table-row>
      </table:table>
      <text:p text:style-name="P4"/>
      <text:p text:style-name="P4"/>
      <text:p text:style-name="P4">Hier ein Beispiel für das <text:span text:style-name="T3">Schreiben</text:span> in eine <text:span text:style-name="T3">Binärdatei</text:span>:</text:p>
      <text:p text:style-name="P15"><text:span text:style-name="Example">...</text:span></text:p>
      <text:p text:style-name="code"><text:span text:style-name="Example">short var1 = 10, var2 = 0x100;<text:line-break/></text:span><text:span text:style-name="Example"><text:span text:style-name="T3">outFile.write("Emil Maier",10);<text:line-break/>outFile.write(reinterpret_cast&lt;char*&gt;(&amp;var1), sizeof(var1));<text:line-break/>outFile.write(reinterpret_cast&lt;char*&gt;(&amp;var2),sizeof(var2));</text:span></text:span></text:p>
      <text:p text:style-name="code"><text:span text:style-name="Example">...</text:span></text:p>
      <text:p text:style-name="P3"><text:span text:style-name="Example"><text:span text:style-name="T16"/></text:span></text:p>
      <text:p text:style-name="P3"><text:span text:style-name="Example"><text:span text:style-name="T16">Datei-Inhalt nach dem Schreiben:</text:span></text:span><text:span text:style-name="Example"><text:line-break/></text:span> </text:p>
      <table:table table:name="Tabelle2" table:style-name="Tabelle2">
        <table:table-column table:style-name="Tabelle2.A"/>
        <table:table-column table:style-name="Tabelle2.B"/>
        <table:table-row>
          <table:table-cell table:style-name="Tabelle2.A1" office:value-type="string">
            <text:p text:style-name="P13"><text:span text:style-name="Example"><text:span text:style-name="T3">Hex-Darstellung</text:span></text:span></text:p>
          </table:table-cell>
          <table:table-cell table:style-name="Tabelle2.B1" office:value-type="string">
            <text:p text:style-name="P13"><text:span text:style-name="Example"><text:span text:style-name="T3">ASCII-Darstellung</text:span></text:span></text:p>
          </table:table-cell>
        </table:table-row>
        <table:table-row>
          <table:table-cell table:style-name="Tabelle2.A2" office:value-type="string">
            <text:p text:style-name="P13"><text:span text:style-name="Example">45 6D 69 6C 20 4D<text:line-break/>61 69 65 72 0A 00<text:line-break/>00 01</text:span></text:p>
          </table:table-cell>
          <table:table-cell table:style-name="Tabelle2.B2" office:value-type="string">
            <text:p text:style-name="P13"><text:span text:style-name="Example">Emil M<text:line-break/>aier..<text:line-break/>..</text:span></text:p>
          </table:table-cell>
        </table:table-row>
      </table:table>
      <text:p text:style-name="P4"/>
      <text:p text:style-name="P4"/>
      <text:p text:style-name="P17">Frage:</text:p>
      <text:p text:style-name="frage">Wann sollte man Binärdateien bzw. Textdateien verwenden?</text:p>
      <text:p text:style-name="frage"><text:line-break/><text:span text:style-name="T3">Antwort:</text:span></text:p>
      <text:p text:style-name="frage">Wenn Sie viele numerische Daten verarbeiten müssen und <text:span text:style-name="T13">nicht</text:span> auf den Datenaustausch mit anderen System angewiesen sind, so legen Sie die Daten am besten innerhalb einer <text:span text:style-name="T3">Binärdatei</text:span> ab. Dies kann zu erheblichen Platzeinsparungen führen. Nehmen wir einmal an, Sie müssen einen 4-stelligen <text:span text:style-name="T4">short</text:span>-Wert 1000-mal in einer Datei ablegen. In einer Textdatei benötigen Sie dafür 1000*5 Bytes, gleich 5000 Bytes. Das zusätzliche 5. Byte wird als <text:soft-page-break/>Trennzeichen zwischen den einzelnen Werten benötigt damit die Daten später auch wieder eingelesen werden können. Die gleiche Datenmenge innerhalb einer Binärdatei belegt dagegen nur 1000*2 Bytes, gleich 2000 Bytes, da ein <text:span text:style-name="T4">short</text:span>-Wert 2 Bytes benötigt und keine Trennzeichen notwendig sind (wie Sie nachher gleich sehen werden). <text:line-break/></text:p>
      <text:p text:style-name="P4"/>
      <text:list xml:id="list202915194071659" text:continue-list="list202914151804269" text:style-name="Outline">
        <text:list-item>
          <text:list>
            <text:list-item>
              <text:list>
                <text:list-item>
                  <text:h text:style-name="P30" text:outline-level="3"><text:bookmark-start text:name="__RefHeading__4025_2058301122"/>Übersicht Dateistreams<text:bookmark-end text:name="__RefHeading__4025_2058301122"/></text:h>
                </text:list-item>
              </text:list>
            </text:list-item>
          </text:list>
        </text:list-item>
      </text:list>
      <text:p text:style-name="Text_20_body">Um Dateien mit Streams zu bearbeiten müssen folgende Schritte durchgeführt werden:</text:p>
      <text:list xml:id="list8482160741687412445" text:style-name="L1">
        <text:list-item>
          <text:p text:style-name="P25">ein Stream-Objekt definieren </text:p>
        </text:list-item>
        <text:list-item>
          <text:p text:style-name="P25">die Datei mit dem Stream-Objekt verbinden </text:p>
        </text:list-item>
        <text:list-item>
          <text:p text:style-name="P25">Datei bearbeiten (schreiben/lesen der Daten) </text:p>
        </text:list-item>
        <text:list-item>
          <text:p text:style-name="P25">die Datei-Verbindung mit dem Stream-Objekt aufheben </text:p>
        </text:list-item>
        <text:list-item>
          <text:p text:style-name="P24">das Stream-Objekt löschen </text:p>
        </text:list-item>
      </text:list>
      <text:p text:style-name="Text_20_body"/>
      <text:p text:style-name="code">#include &lt;<text:span text:style-name="luecke"><text:span text:style-name="T25">fstream</text:span></text:span>&gt;</text:p>
      <text:p text:style-name="Text_20_body"/>
      <text:list xml:id="list202913298354651" text:continue-list="list202915194071659" text:style-name="Outline">
        <text:list-item>
          <text:list>
            <text:list-item>
              <text:h text:style-name="Heading_20_2" text:outline-level="2"><text:bookmark-start text:name="__RefHeading__4027_2058301122"/>Ausgabestreams: ofstream<text:bookmark-end text:name="__RefHeading__4027_2058301122"/></text:h>
              <text:list>
                <text:list-item>
                  <text:h text:style-name="Heading_20_3" text:outline-level="3"><text:bookmark-start text:name="__RefHeading__4029_2058301122"/>Ausgabestream-Objekt definieren<text:bookmark-end text:name="__RefHeading__4029_2058301122"/></text:h>
                </text:list-item>
              </text:list>
            </text:list-item>
          </text:list>
        </text:list-item>
      </text:list>
      <text:p text:style-name="Text_20_body">Ein Ausgabestream-Objekt wird mit folgender Anweisung definiert:</text:p>
      <text:p text:style-name="P16">#include &lt;fstream&gt;</text:p>
      <text:p text:style-name="code">using namespace std;</text:p>
      <text:p text:style-name="code">...</text:p>
      <text:p text:style-name="P16"><text:span text:style-name="luecke"><text:span text:style-name="T25">ofstream</text:span></text:span> myFile;</text:p>
      <text:p text:style-name="code"/>
      <text:p text:style-name="Text_20_body"/>
      <text:p text:style-name="Table_20_Contents"><text:span text:style-name="T2">ofstream</text:span> ist die Klasse, über die Dateiausgabe erfolgt und <text:span text:style-name="T2">myFile</text:span> ist der Name des Stream-Objekts. Den Namen des Stream-Objekts können Sie frei wählen. </text:p>
      <text:p text:style-name="Table_20_Contents"/>
      <text:p text:style-name="Table_20_Contents"/>
      <text:p text:style-name="Table_20_Contents">Anmerkung:</text:p>
      <text:p text:style-name="Table_20_Contents">Der Stream <text:span text:style-name="T4">ofstream</text:span> sowie alle nachfolgenden Memberfunktionen, die mit dem Stream arbeiten, sind ebenfalls im Namensraum <text:span text:style-name="T4">std</text:span> definiert. Sie müssen also entweder vor jeder Verwendung dieses Streams den Namensraum <text:span text:style-name="T4">std::</text:span> angegeben oder aber durch eine <text:span text:style-name="T4">using</text:span>-Anweisung den Stream explizit einbinden.</text:p>
      <text:p text:style-name="Table_20_Contents"/>
      <text:p text:style-name="Table_20_Contents"/>
      <text:list xml:id="list202913298443816" text:continue-numbering="true" text:style-name="Outline">
        <text:list-item>
          <text:list>
            <text:list-item>
              <text:list>
                <text:list-item>
                  <text:h text:style-name="Heading_20_3" text:outline-level="3"><text:bookmark-start text:name="__RefHeading__4031_2058301122"/>Verbindung mit Datei herstellen<text:bookmark-end text:name="__RefHeading__4031_2058301122"/></text:h>
                </text:list-item>
              </text:list>
            </text:list-item>
          </text:list>
        </text:list-item>
      </text:list>
      <text:p text:style-name="Table_20_Contents"/>
      <text:p text:style-name="Text_20_body">Das so definiert Stream-Objekt <text:span text:style-name="T4">myFile</text:span> besitzt aber noch keine Zuordnung zu irgend einer Datei. Diese Zuordnung erfolgt erst durch den Aufruf der Memberfunktion</text:p>
      <text:p text:style-name="code"><text:span text:style-name="Example">void ofstream::</text:span><text:span text:style-name="luecke">open</text:span><text:span text:style-name="Example">(const char *pFName, ios::openmode mode=ios::out);</text:span></text:p>
      <text:p text:style-name="Text_20_body"/>
      <text:p text:style-name="Text_20_body">Der erste Parameter <text:span text:style-name="T4">pFName</text:span> ist ein Zeiger auf den Namen der Datei, mit der der Stream verbunden werden soll.</text:p>
      <text:p text:style-name="Text_20_body"><text:soft-page-break/>Der zweite Parameter <text:span text:style-name="T4">mode</text:span> gibt an, in welchem Modus die Datei geöffnet werden soll. Er ist ein <text:span text:style-name="T4">enumerated</text:span> Datentyp und kann eine sinnvolle Kombination aus folgenden Werten sein:</text:p>
      <text:p text:style-name="Text_20_body"/>
      <table:table table:name="Tabelle6" table:style-name="Tabelle6">
        <table:table-column table:style-name="Tabelle6.A"/>
        <table:table-column table:style-name="Tabelle6.B"/>
        <table:table-row>
          <table:table-cell table:style-name="Tabelle6.A1" office:value-type="string">
            <text:p text:style-name="P14"><text:bookmark text:name="ate"/>Modus</text:p>
          </table:table-cell>
          <table:table-cell table:style-name="Tabelle6.B1" office:value-type="string">
            <text:p text:style-name="P14">Bedeutung</text:p>
          </table:table-cell>
        </table:table-row>
        <table:table-row>
          <table:table-cell table:style-name="Tabelle6.A6" office:value-type="string">
            <text:p text:style-name="Table_20_Contents"><text:span text:style-name="Source_20_Text">ios::out</text:span></text:p>
          </table:table-cell>
          <table:table-cell table:style-name="Tabelle6.B6" office:value-type="string">
            <text:p text:style-name="Table_20_Contents">Öffnen einer Datei zum <text:span text:style-name="T3">Schreiben</text:span> (<text:span text:style-name="T3">default</text:span>).</text:p>
          </table:table-cell>
        </table:table-row>
        <table:table-row>
          <table:table-cell table:style-name="Tabelle6.A6" office:value-type="string">
            <text:p text:style-name="Table_20_Contents"><text:span text:style-name="Source_20_Text">ios::trunc</text:span></text:p>
          </table:table-cell>
          <table:table-cell table:style-name="Tabelle6.B6" office:value-type="string">
            <text:p text:style-name="Table_20_Contents">Öffnet eine Datei, wobei der ursprüngliche Inhalt wird verworfen (<text:span text:style-name="T3">default</text:span>).</text:p>
          </table:table-cell>
        </table:table-row>
        <table:table-row>
          <table:table-cell table:style-name="Tabelle6.A6" office:value-type="string">
            <text:p text:style-name="Table_20_Contents"><text:span text:style-name="Source_20_Text">ios::ate</text:span></text:p>
          </table:table-cell>
          <table:table-cell table:style-name="Tabelle6.B4" office:value-type="string">
            <text:p text:style-name="Table_20_Contents">Öffnen einer Datei und positionieren des Schreibzeigers auf das <text:span text:style-name="T3">Dateiende</text:span>. Wird der Schreibzeiger neu positioniert (<text:span text:style-name="T4">seekp(...)</text:span>), so werden die Daten an der neuen Position eingefügt.</text:p>
          </table:table-cell>
        </table:table-row>
        <table:table-row>
          <table:table-cell table:style-name="Tabelle6.A6" office:value-type="string">
            <text:p text:style-name="Table_20_Contents"><text:span text:style-name="Source_20_Text">ios::app</text:span></text:p>
          </table:table-cell>
          <table:table-cell table:style-name="Tabelle6.B6" office:value-type="string">
            <text:p text:style-name="Table_20_Contents">Öffnen einer Datei und positionieren des Schreibzeigers auf das <text:span text:style-name="T3">Dateiende</text:span>. Die neuen Daten werden<text:span text:style-name="T3"> immer an die Datei angefügt</text:span>, unabhängig davon oder der Schreibzeiger inzwischen neu positioniert wurde.</text:p>
          </table:table-cell>
        </table:table-row>
        <table:table-row>
          <table:table-cell table:style-name="Tabelle6.A6" office:value-type="string">
            <text:p text:style-name="Table_20_Contents"><text:span text:style-name="Source_20_Text">ios::binary</text:span></text:p>
          </table:table-cell>
          <table:table-cell table:style-name="Tabelle6.B6" office:value-type="string">
            <text:p text:style-name="Table_20_Contents">Öffnet eine Datei im <text:span text:style-name="T3">Binärmodus</text:span>. Default ist aber der Textmodus.</text:p>
          </table:table-cell>
        </table:table-row>
      </table:table>
      <text:p text:style-name="Text_20_body"/>
      <text:p text:style-name="frage"><text:span text:style-name="T3">Frage:</text:span><text:line-break/>Was passiert, wenn man bei open() den 2. Parameter weglässt? In welchem Modus wird die Datei dann geöffnet?<text:line-break/><text:line-break/><text:span text:style-name="T3">Antwort:</text:span><text:line-break/>Sie können beim Aufruf der Memberfunktion <text:span text:style-name="T4">open(...)</text:span> auch den zweiten Parameter ganz weglassen; in diesem Fall wird die Datei für die Ausgabe im <text:span text:style-name="luecke">Text</text:span>modus geöffnet.<text:line-break/></text:p>
      <text:p text:style-name="Standard"/>
      <text:p text:style-name="Text_20_body"/>
      <text:p text:style-name="merke">Merke:</text:p>
      <text:p text:style-name="merke">Wenn Sie eine Datei zum Schreiben öffnen und den Mode dabei explizit vorgeben, so müssen Sie auch immer den Mode <text:span text:style-name="T4">ios::out</text:span> mit angeben!</text:p>
      <text:p text:style-name="Text_20_body"/>
      <text:p text:style-name="Text_20_body"/>
      <text:p text:style-name="Text_20_body">Es gibt auch noch eine zweite Möglichkeit, einen Ausgabestream zu definieren und dabei <text:span text:style-name="T15">gleichzeitig</text:span> mit einer Datei zu verbinden.</text:p>
      <text:p text:style-name="code"><text:span text:style-name="Example">ofstream myFile(const char* pFName, ios::openmode mode = ios::out);</text:span></text:p>
      <text:p text:style-name="Standard">Hier wird beim Definieren des Stream-Objekts die zu öffnende Datei und der Mode gleich mit angegeben.</text:p>
      <text:p text:style-name="Standard"/>
      <text:p text:style-name="Text_20_body">Sehen wir uns beide Möglichkeiten nun anhand eines Beispiels einmal an.</text:p>
      <text:p text:style-name="P10"/>
      <text:p text:style-name="P11">1. Möglichkeit Ausgabestream-Datei im Textmodus öffnen </text:p>
      <text:p text:style-name="code"><text:span text:style-name="Source_20_Text">#include &lt;fstream&gt;<text:line-break/>using namespace std;<text:line-break/>....<text:line-break/>int main ( ){<text:line-break/><text:tab/>ofstream myFile;<text:line-break/><text:tab/></text:span><text:span text:style-name="Source_20_Text"><text:span text:style-name="T25">myFile.open ("d:/tmp/test.dat");</text:span></text:span><text:span text:style-name="Source_20_Text"><text:line-break/><text:tab/>...<text:line-break/>}</text:span></text:p>
      <text:p text:style-name="P9"/>
      <text:p text:style-name="P11">2. Möglichkeit Ausgabestream-Datei im Binärmodus öffnen</text:p>
      <text:p text:style-name="code"><text:soft-page-break/><text:span text:style-name="Source_20_Text">#include &lt;fstream&gt;<text:line-break/>using namespace std;<text:line-break/>....<text:line-break/>int main ( ){<text:line-break/><text:tab/></text:span><text:span text:style-name="Source_20_Text"><text:span text:style-name="T25">ofstream myFile ("d:/tmp/test.dat", </text:span></text:span><text:span text:style-name="Source_20_Text"><text:span text:style-name="T10">ios::out|ios::binary</text:span></text:span><text:span text:style-name="Source_20_Text"><text:span text:style-name="T25">);</text:span></text:span><text:span text:style-name="Source_20_Text"><text:line-break/><text:tab/>...<text:line-break/>}</text:span></text:p>
      <text:p text:style-name="Text_20_body"/>
      <text:p text:style-name="Text_20_body">Im ersten Fall wird zunächst das Stream-Objekt definiert und dann mit <text:span text:style-name="T4">open(...)</text:span> mit einer Datei verbunden. </text:p>
      <text:p text:style-name="Text_20_body">Im zweiten Fall wird das Stream-Objekt bei seiner Definition gleich mit einer Datei verbunden. Im Beispiel wird die Datei nun im Binärmodus geöffnet. Beachten Sie bitte, dass Sie hier auch den Modus <text:span text:style-name="T4">ios::out</text:span> explizit angeben müssen.</text:p>
      <text:p text:style-name="Text_20_body"/>
      <text:p text:style-name="Text_20_body">Da es nicht ausgeschlossen ist, dass beim Öffnen einer Datei auch einmal etwas schief geht, sollten Sie nach der Verbindung mit der Datei auch eventuell aufgetretene Fehler abfangen. Wie Sie dies bei Streams durchführen ist nachfolgend dargestellt.</text:p>
      <text:p text:style-name="Text_20_body"/>
      <text:p text:style-name="code"><text:span text:style-name="Source_20_Text">#include &lt;fstream&gt;<text:line-break/>using namespace std;<text:line-break/>....<text:line-break/>int main ( ){<text:line-break/><text:tab/>ofstream myFile;<text:line-break/><text:tab/>myFile.open ("d:/tmp/test.dat");<text:line-break/></text:span><text:span text:style-name="Source_20_Text"><text:span text:style-name="T3"><text:tab/></text:span></text:span><text:span text:style-name="Source_20_Text"><text:span text:style-name="T10">if (!myFile)</text:span></text:span><text:span text:style-name="Source_20_Text"><text:span text:style-name="T3">{<text:line-break/></text:span></text:span><text:span text:style-name="Source_20_Text"><text:tab/><text:tab/>... </text:span><text:span text:style-name="Source_20_Text"><text:span text:style-name="T16">// Fehlerbehandlung</text:span></text:span><text:span text:style-name="Source_20_Text"><text:line-break/><text:tab/>}</text:span></text:p>
      <text:p text:style-name="code"><text:span text:style-name="Source_20_Text"><text:tab/>....<text:line-break/>}</text:span></text:p>
      <text:p text:style-name="Text_20_body"/>
      <text:p text:style-name="Text_20_body">Diese <text:span text:style-name="T4">if</text:span>-Abfrage <text:s/>kann sowohl bei Text- wie auch bei Binärdateien eingesetzt werden, <text:span text:style-name="T12">??????</text:span> eine Datei mit einem Stream-Objekt verbunden wurde. Beachten Sie das kleine Ausrufzeichen vor dem Objekt-Namen, dies ist der NOT-Operator. </text:p>
      <text:p text:style-name="Standard"/>
      <text:p text:style-name="Standard"/>
      <text:list xml:id="list202913918832838" text:continue-numbering="true" text:style-name="Outline">
        <text:list-item>
          <text:list>
            <text:list-item>
              <text:list>
                <text:list-item>
                  <text:h text:style-name="Heading_20_3" text:outline-level="3"><text:bookmark-start text:name="__RefHeading__4033_2058301122"/>Verbindung mit Datei lösen<text:bookmark-end text:name="__RefHeading__4033_2058301122"/></text:h>
                </text:list-item>
              </text:list>
            </text:list-item>
          </text:list>
        </text:list-item>
      </text:list>
      <text:p text:style-name="Standard"/>
      <text:p text:style-name="Text_20_body">Nach dem die (s.u.) Bearbeitung der Datei abgeschlossen ist, müssen Sie die Verbindung des Streams zur Datei wieder aufheben. Hierbei gibt es ebenfalls zwei verschiedene Verfahren.</text:p>
      <text:p text:style-name="Text_20_body">Im ersten Fall heben Sie die Verbindung zur Datei einfach durch den Aufruf der Memberfunktion</text:p>
      <text:p text:style-name="Text_20_body"/>
      <text:p text:style-name="code"><text:span text:style-name="Example">void ofstream::</text:span><text:span text:style-name="luecke"><text:span text:style-name="T25">close</text:span></text:span><text:span text:style-name="Example">();</text:span></text:p>
      <text:p text:style-name="Text_20_body"/>
      <text:p text:style-name="Text_20_body">wieder auf. Das Stream-Objekt besteht danach weiter und Sie können mittels <text:span text:style-name="T4">open(...)</text:span> eine weitere Datei mit dem gleichen Stream-Objekt verbinden.</text:p>
      <text:p text:style-name="Text_20_body"/>
      <text:p text:style-name="code"><text:span text:style-name="Source_20_Text">#include &lt;fstream&gt;<text:line-break/>using namespace std;<text:line-break/>....<text:line-break/></text:span><text:soft-page-break/><text:span text:style-name="Source_20_Text">int main ( ){<text:line-break/><text:tab/>ofstream myFile;<text:line-break/><text:tab/>myFile.open ("d:/tmp/test.dat");<text:line-break/><text:tab/>...<text:line-break/></text:span><text:span text:style-name="Source_20_Text"><text:span text:style-name="T3"><text:tab/></text:span></text:span><text:span text:style-name="Source_20_Text"><text:span text:style-name="T10">myFile.close();</text:span></text:span><text:span text:style-name="Source_20_Text"><text:span text:style-name="T9"><text:line-break/></text:span></text:span><text:span text:style-name="Source_20_Text"><text:span text:style-name="T8"><text:tab/></text:span></text:span><text:span text:style-name="Source_20_Text">....<text:line-break/><text:tab/></text:span><text:span text:style-name="Source_20_Text"><text:span text:style-name="T16">// Stream erneut mit einer Datei verbinden</text:span></text:span><text:span text:style-name="Source_20_Text"> </text:span><text:span text:style-name="Source_20_Text"><text:span text:style-name="T8"><text:line-break/></text:span></text:span><text:span text:style-name="Source_20_Text"><text:span text:style-name="T17"><text:tab/>myFile.open(...);<text:line-break/></text:span></text:span><text:span text:style-name="Source_20_Text">}</text:span></text:p>
      <text:p text:style-name="Text_20_body"/>
      <text:p text:style-name="Text_20_body">Die zweite Möglichkeit besteht darin, das Stream-Objekt einfach zu 'zerstören'. Wenn Sie ein Stream-Objekt (wie im Beispiel unten) innerhalb eines Blocks definieren, so kann zunächst die Datei bei der Definition des Stream-Objekts mit diesem verbunden werden. Wird am Blockende das Stream-Objekt dann ungültig (zerstört), so wird automatisch die Verbindung zur Datei aufgehoben.</text:p>
      <text:p text:style-name="code"><text:span text:style-name="Source_20_Text">#include &lt;fstream&gt;<text:line-break/>using namespace std;<text:line-break/>....<text:line-break/>int main ( ){<text:line-break/><text:tab/>....<text:line-break/><text:tab/>{ </text:span><text:span text:style-name="Source_20_Text"><text:span text:style-name="T16">// Blockbeginn</text:span></text:span><text:span text:style-name="Source_20_Text"><text:line-break/><text:tab/><text:tab/>ofstream myFile("d:/tmp/test.dat");<text:line-break/><text:tab/><text:tab/>....<text:line-break/></text:span><text:span text:style-name="Source_20_Text"><text:span text:style-name="T9"><text:tab/>} // Blockende, Stream-Objekt wird autom. zerstört!</text:span></text:span></text:p>
      <text:p text:style-name="code"><text:span text:style-name="Source_20_Text"><text:span text:style-name="T16"><text:tab/>...</text:span></text:span><text:span text:style-name="Source_20_Text"><text:line-break/>}</text:span></text:p>
      <text:p text:style-name="Standard"/>
      <text:p text:style-name="Standard"/>
      <text:p text:style-name="Standard"/>
      <text:list xml:id="list202913173433101" text:continue-numbering="true" text:style-name="Outline">
        <text:list-item>
          <text:list>
            <text:list-item>
              <text:list>
                <text:list-item>
                  <text:h text:style-name="Heading_20_3" text:outline-level="3"><text:bookmark-start text:name="__RefHeading__4035_2058301122"/>Schreiben in Dateien<text:bookmark-end text:name="__RefHeading__4035_2058301122"/></text:h>
                </text:list-item>
              </text:list>
            </text:list-item>
          </text:list>
        </text:list-item>
      </text:list>
      <text:p text:style-name="Standard"/>
      <text:p text:style-name="P1">Textdatei</text:p>
      <text:p text:style-name="Text_20_body">Das Schreiben in eine Textdatei erfolgt prinzipiell gleich wie die Ausgabe auf die Standardausgabe mit <text:span text:style-name="T4">cout</text:span>. Anstelle des Stream-Objekts <text:span text:style-name="T4">cout</text:span> steht hier dann lediglich der Name des Dateistream-Objekts. Und alle zu schreibenden Daten werden durch den Operator &lt;&lt; in den Stream übertragen. </text:p>
      <text:p text:style-name="Text_20_body">Beachten Sie aber beim Schreiben von Daten, dass Sie diese durch ein Trennzeichen (Leerzeichen, Zeilenvorschub o.Ä.) voneinander trennen müssen, da sie sonst nachher nicht mehr eingelesen werden können.</text:p>
      <text:p text:style-name="Text_20_body">Dadurch, dass sowohl <text:span text:style-name="T4">cout</text:span> wie auch <text:span text:style-name="T4">ofstream</text:span> die gleiche Basisklasse <text:span text:style-name="T4">basic_ostream</text:span> besitzen, stehen für die Dateiausgabe auch die gleichen Manipulatoren, wie z.B. <text:span text:style-name="T4">hex, setw(...)</text:span> oder <text:span text:style-name="T4">setprecision(...)</text:span>, zur Verfügung.</text:p>
      <text:p text:style-name="Text_20_body"/>
      <text:p text:style-name="code"><text:span text:style-name="Source_20_Text">#include &lt;fstream&gt;<text:line-break/>using namespace std;<text:line-break/>int var1 = 10, var2 = 20;<text:line-break/>int main ( ){<text:line-break/><text:tab/>ofstream myFile;<text:line-break/><text:tab/>myFile.open ("d:/tmp/test.dat");<text:line-break/><text:tab/></text:span><text:span text:style-name="Source_20_Text"><text:span text:style-name="T16">// Wenn Stream ohne Fehler mit Datei verbunden<text:line-break/><text:tab/></text:span></text:span><text:span text:style-name="Source_20_Text">if (myFile){<text:line-break/><text:tab/><text:tab/></text:span><text:span text:style-name="Source_20_Text"><text:span text:style-name="T16">// Daten schreiben<text:line-break/><text:tab/><text:tab/></text:span></text:span><text:span text:style-name="Source_20_Text"><text:span text:style-name="T11">myFile &lt;&lt; var1 &lt;&lt; ' ';</text:span></text:span><text:span text:style-name="Source_20_Text"><text:span text:style-name="T8"><text:line-break/></text:span></text:span><text:soft-page-break/><text:span text:style-name="Source_20_Text"><text:span text:style-name="T8"><text:tab/><text:tab/>myFile &lt;&lt; setw(5) &lt;&lt; var2 &lt;&lt; endl;<text:line-break/><text:tab/><text:tab/></text:span></text:span><text:span text:style-name="Source_20_Text"><text:span text:style-name="T16">// Datei schliessen<text:line-break/><text:tab/><text:tab/></text:span></text:span><text:span text:style-name="Source_20_Text">myFile.close();<text:line-break/><text:tab/>}<text:line-break/>}</text:span></text:p>
      <text:p text:style-name="Standard"/>
      <text:p text:style-name="Standard"/>
      <text:p text:style-name="P1">Binärdatei</text:p>
      <text:p text:style-name="Text_20_body">Sollen numerische Daten binär in einer Datei abgelegt werden, so müssen Sie beim Verbinden der Datei mit den Stream-Objekt die Modes <text:span text:style-name="T2">ios::out | ios::binary</text:span> angeben.</text:p>
      <text:p text:style-name="Text_20_body"/>
      <text:p text:style-name="Text_20_body">Hinweis:</text:p>
      <text:p text:style-name="Table_20_Contents">Beachten Sie, dass Sie hier sowohl <text:span text:style-name="T4">ios::out</text:span> wie auch <text:span text:style-name="T4">ios::binary</text:span> angeben müssen. Ferner sollten Sie immer daran denken, dass Binärdateien nicht für den Datenaustausch zwischen unterschiedlichen Plattformen benutzt werden dürfen. Dies gilt sogar auch für Programme die auf der gleichen Plattform laufen, aber mit unterschiedlichen Compilern erstellt wurden. So kann z.B. ein Programm das mit dem MICROSOFT C++ Compiler erzeugt wurde ein anderes Format für Binärdatei verwenden als das gleiche Programm mit dem MinGW C++ Compiler.</text:p>
      <text:p text:style-name="Table_20_Contents"/>
      <text:p text:style-name="Table_20_Contents">Das Schreiben eines einzelnen Bytes erfolgt mit der Memberfunktion</text:p>
      <text:p text:style-name="Table_20_Contents"/>
      <text:p text:style-name="code"><text:span text:style-name="Example">ostream&amp; put(char data);</text:span></text:p>
      <text:p text:style-name="Text_20_body"/>
      <text:p text:style-name="Text_20_body">wobei <text:span text:style-name="T4">data</text:span> ist das zu schreibende Byte ist.</text:p>
      <text:p text:style-name="Text_20_body"/>
      <text:p text:style-name="Text_20_body">Sollen Daten die aus mehreren Bytes bestehen (<text:span text:style-name="T4">short</text:span>, <text:span text:style-name="T4">long</text:span> usw.) in einer binären Datei abgelegt werden, so wird hierfür die Memberfunktion</text:p>
      <text:p text:style-name="code"><text:span text:style-name="Example">ostream&amp; write(const char *pBuffer, streamsize bytes);</text:span></text:p>
      <text:p text:style-name="Text_20_body"/>
      <text:p text:style-name="Text_20_body">eingesetzt. <text:span text:style-name="T4">pBuffer</text:span> ist ein <text:span text:style-name="T4">const char</text:span>-Zeiger auf den Beginn des Datenblocks, der in die Datei geschrieben werden soll und <text:span text:style-name="T4">bytes</text:span> gibt die Anzahl der zu schreibenden Bytes an. </text:p>
      <text:p text:style-name="Text_20_body">Da die Memberfunktion einen <text:span text:style-name="T4">const char</text:span>-Zeiger erwartet, müssen Sie in der Regel eine Typkonvertierung vornehmen, wenn Sie numerische Daten abspeichern (siehe Beispiel). Vergessen Sie die Typkonvertierung, so erhalten Sie vom Compiler eine Fehlermeldung.</text:p>
      <text:p text:style-name="code"><text:span text:style-name="Source_20_Text">#include &lt;fstream&gt;<text:line-break/>using namespace std;<text:line-break/>int var1 = 10, var2 = 20;<text:line-break/>int main ( ){<text:line-break/><text:tab/>ofstream myFile;<text:line-break/><text:tab/>myFile.open ("d:/tmp/test.dat", ios::out|ios::binary);<text:line-break/><text:tab/></text:span><text:span text:style-name="Source_20_Text"><text:span text:style-name="T16">// Wenn Stream ohne Fehler mit Datei verbunden<text:line-break/><text:tab/></text:span></text:span><text:span text:style-name="Source_20_Text">if (myFile){<text:line-break/><text:tab/><text:tab/></text:span><text:span text:style-name="Source_20_Text"><text:span text:style-name="T16">// Daten schreiben<text:line-break/><text:tab/><text:tab/></text:span></text:span><text:span text:style-name="Source_20_Text"><text:span text:style-name="T8">myFile.write(reinterpret_cast&lt;char*&gt;(&amp;var1), sizeof(var1));<text:line-break/><text:tab/><text:tab/>myFile.write(reinterpret_cast&lt;char*&gt;(&amp;var2), sizeof(var2));<text:line-break/><text:tab/><text:tab/></text:span></text:span><text:span text:style-name="Source_20_Text"><text:span text:style-name="T16">// Datei schliessen<text:line-break/><text:tab/><text:tab/></text:span></text:span><text:span text:style-name="Source_20_Text">myFile.close();<text:line-break/><text:tab/>}<text:line-break/>}</text:span></text:p>
      <text:p text:style-name="Table_20_Contents"/>
      <text:p text:style-name="Table_20_Contents">Beim Schreiben von Daten in Binärdateien können die Daten unmittelbar hintereinander geschrieben werden, d.h. es sind keine Trennzeichen wie bei einer Textdatei notwendig.</text:p>
      <text:p text:style-name="Text_20_body"><text:soft-page-break/>Beenden wir damit die Dateiausgabe und wenden uns dem Einlesen der Daten zu.</text:p>
      <text:p text:style-name="Text_20_body"/>
      <text:p text:style-name="Text_20_body"/>
      <text:p text:style-name="Text_20_body"/>
      <text:list xml:id="list202913317103588" text:continue-numbering="true" text:style-name="Outline">
        <text:list-item>
          <text:list>
            <text:list-item>
              <text:h text:style-name="Heading_20_2" text:outline-level="2"><text:bookmark-start text:name="__RefHeading__4037_2058301122"/>Eingabestreams: ifstream<text:bookmark-end text:name="__RefHeading__4037_2058301122"/></text:h>
            </text:list-item>
          </text:list>
        </text:list-item>
      </text:list>
      <text:p text:style-name="Standard"/>
      <text:list xml:id="list202914052449047" text:continue-numbering="true" text:style-name="Outline">
        <text:list-item>
          <text:list>
            <text:list-item>
              <text:list>
                <text:list-item>
                  <text:h text:style-name="Heading_20_3" text:outline-level="3"><text:bookmark-start text:name="__RefHeading__4039_2058301122"/>Eingabestream-Objekt definieren<text:bookmark-end text:name="__RefHeading__4039_2058301122"/></text:h>
                </text:list-item>
              </text:list>
            </text:list-item>
          </text:list>
        </text:list-item>
      </text:list>
      <text:p text:style-name="Text_20_body">Ein Eingabestream-Objekt wird mit folgender Anweisung definiert:</text:p>
      <text:p text:style-name="code"><text:span text:style-name="Example">ifstream myFile;</text:span></text:p>
      <text:p text:style-name="P6"/>
      <text:p text:style-name="Text_20_body"><text:span text:style-name="T2">ifstream</text:span> ist wieder der Stream, der für die Dateieingabe zuständig ist und <text:span text:style-name="T2">myFile</text:span> ist der (beliebige) Name des Stream-Objekts. Das so definierte Stream-Objekt <text:span text:style-name="T1">myFile</text:span> besitzt aber ebenfalls noch keine Zuordnung zu irgend einer Datei.</text:p>
      <text:list xml:id="list202914640137005" text:continue-numbering="true" text:style-name="Outline">
        <text:list-item>
          <text:list>
            <text:list-item>
              <text:list>
                <text:list-item>
                  <text:h text:style-name="Heading_20_3" text:outline-level="3"><text:bookmark-start text:name="__RefHeading__4041_2058301122"/>Verbindung mit Datei herstellen<text:bookmark-end text:name="__RefHeading__4041_2058301122"/></text:h>
                </text:list-item>
              </text:list>
            </text:list-item>
          </text:list>
        </text:list-item>
      </text:list>
      <text:p text:style-name="Text_20_body">Nach dem das Stream-Objekt erstellt ist kann es mit einer Datei verbunden werden. Dies erfolgt wieder durch den Aufruf der Memberfunktion</text:p>
      <text:p text:style-name="code"><text:span text:style-name="Example">void istream::open(const char *pFName, ios::openmode mode=ios::in);</text:span></text:p>
      <text:p text:style-name="Text_20_body"/>
      <text:p text:style-name="Text_20_body">Der erste Parameter <text:span text:style-name="T1">pFName</text:span> ist der <text:span text:style-name="T4">char</text:span>-Zeiger auf den Namen der zu öffnenden Datei und der zweite Parameter <text:span text:style-name="T1">mode</text:span> gibt an, wie die Datei zu öffnen ist. Er kann hier eine sinnvolle Kombination aus folgenden Werten sein:</text:p>
      <text:p text:style-name="Text_20_body"/>
      <table:table table:name="Tabelle5" table:style-name="Tabelle5">
        <table:table-column table:style-name="Tabelle5.A"/>
        <table:table-column table:style-name="Tabelle5.B"/>
        <table:table-row>
          <table:table-cell table:style-name="Tabelle5.A1" office:value-type="string">
            <text:p text:style-name="P14">Modus</text:p>
          </table:table-cell>
          <table:table-cell table:style-name="Tabelle5.B1" office:value-type="string">
            <text:p text:style-name="P14">Bedeutung</text:p>
          </table:table-cell>
        </table:table-row>
        <table:table-row>
          <table:table-cell table:style-name="Tabelle5.A3" office:value-type="string">
            <text:p text:style-name="Table_20_Contents"><text:span text:style-name="Source_20_Text">ios::in</text:span></text:p>
          </table:table-cell>
          <table:table-cell table:style-name="Tabelle5.B3" office:value-type="string">
            <text:p text:style-name="Table_20_Contents">Öffnen einer Datei zum Lesen.</text:p>
          </table:table-cell>
        </table:table-row>
        <table:table-row>
          <table:table-cell table:style-name="Tabelle5.A3" office:value-type="string">
            <text:p text:style-name="Table_20_Contents"><text:span text:style-name="Source_20_Text">ios::binary</text:span></text:p>
          </table:table-cell>
          <table:table-cell table:style-name="Tabelle5.B3" office:value-type="string">
            <text:p text:style-name="Table_20_Contents">Öffnet einer binären Datei.</text:p>
          </table:table-cell>
        </table:table-row>
      </table:table>
      <text:p text:style-name="Text_20_body"/>
      <text:p text:style-name="Text_20_body">Sie können beim Aufruf der Memberfunktion auch diesen zweiten Parameter weglassen; in diesem Fall wird die Datei für die Eingabe im Textmodus geöffnet.</text:p>
      <text:p text:style-name="Text_20_body">Und auch hier besteht die Möglichkeit, einen Eingabestream gleich bei seiner Definition mit einer Datei zu verbinden.</text:p>
      <text:p text:style-name="code"><text:span text:style-name="Example">ifstream myFile(const char* pFName, ios::openmode mode = ios::in);</text:span></text:p>
      <text:p text:style-name="Text_20_body"/>
      <text:p text:style-name="Text_20_body">Hier wird beim Definieren des Stream-Objekts die zu öffnende Datei und der Mode gleich mit angegeben.</text:p>
      <text:p text:style-name="Text_20_body"/>
      <text:p text:style-name="Text_20_body">Sehen wir uns beide Möglichkeiten nun anhand eines Beispiels einmal an.</text:p>
      <text:p text:style-name="P8"><text:span text:style-name="T16">1. Möglichkeit Eingabestream-Datei öffnen</text:span> </text:p>
      <text:p text:style-name="code"><text:span text:style-name="Source_20_Text">#include &lt;fstream&gt;<text:line-break/>using namespace std;<text:line-break/>....<text:line-break/></text:span><text:soft-page-break/><text:span text:style-name="Source_20_Text">int main ( ){<text:line-break/><text:tab/></text:span><text:span text:style-name="Source_20_Text"><text:span text:style-name="T25">ifstream</text:span></text:span><text:span text:style-name="Source_20_Text"> myFile;<text:line-break/></text:span><text:span text:style-name="Source_20_Text"><text:span text:style-name="T3"><text:tab/>myFile.open ("d:/tmp/test.dat");<text:line-break/></text:span></text:span><text:span text:style-name="Source_20_Text"><text:tab/>if (!myFile)<text:line-break/><text:tab/><text:tab/>.... </text:span><text:span text:style-name="Source_20_Text"><text:span text:style-name="T16">// Fehlerbehandlung</text:span></text:span><text:span text:style-name="Source_20_Text"><text:line-break/><text:tab/>...<text:line-break/>}</text:span></text:p>
      <text:p text:style-name="P9"/>
      <text:p text:style-name="P9">2. Möglichkeit Eingabestream-Datei öffnen</text:p>
      <text:p text:style-name="code"><text:span text:style-name="Source_20_Text">#include &lt;fstream&gt;<text:line-break/>using namespace std;<text:line-break/>....<text:line-break/>int main ( ){<text:line-break/></text:span><text:span text:style-name="Source_20_Text"><text:span text:style-name="T3"><text:tab/>ifstream myFile ("</text:span></text:span><text:a xlink:type="simple" xlink:href="../../../../../../../../../../D:/tmp/test.dat"><text:span text:style-name="Source_20_Text"><text:span text:style-name="T18">d:/tmp/test.dat</text:span></text:span></text:a><text:span text:style-name="Source_20_Text"><text:span text:style-name="T3">", ios::in|ios::binary);<text:line-break/></text:span></text:span><text:span text:style-name="Source_20_Text"><text:tab/>if (!myFile)<text:line-break/><text:tab/><text:tab/>... </text:span><text:span text:style-name="Source_20_Text"><text:span text:style-name="T16">// Fehlerbehandlung</text:span></text:span><text:span text:style-name="Source_20_Text"><text:line-break/><text:tab/>...<text:line-break/>}</text:span></text:p>
      <text:p text:style-name="Text_20_body">Im ersten Fall wird zunächst das Stream-Objekt definiert und dann mit <text:span text:style-name="T4">open(...)</text:span> mit einer Datei verbunden.</text:p>
      <text:p text:style-name="Text_20_body">Im zweiten Fall wird das Stream-Objekt bei seiner Definition gleich mit einer Datei verbunden. Im Beispiel wird die Datei im Binärmodus geöffnet. Beachten Sie bitte, dass Sie hier auch den Modus <text:span text:style-name="T4">ios::in</text:span> explizit angeben müssen.</text:p>
      <text:p text:style-name="Text_20_body">Und auch das Öffnen einer Datei zum Lesen kann natürlich schief gehen. Prüfen Sie deshalb immer ab, ob die Datei erfolgreich mit dem Stream verbunden werden konnte. Stellen Sie sich einmal vor, Sie wollen von einer Datei einlesen die es gar nicht gibt!</text:p>
      <text:list xml:id="list202915091506879" text:continue-numbering="true" text:style-name="Outline">
        <text:list-item>
          <text:list>
            <text:list-item>
              <text:list>
                <text:list-item>
                  <text:h text:style-name="Heading_20_3" text:outline-level="3"><text:bookmark-start text:name="__RefHeading__4043_2058301122"/>Verbindung mit Datei lösen<text:bookmark-end text:name="__RefHeading__4043_2058301122"/></text:h>
                </text:list-item>
              </text:list>
            </text:list-item>
          </text:list>
        </text:list-item>
      </text:list>
      <text:p text:style-name="Text_20_body">Für das Lösen der Dateiverbindung und das Löschen des Stream-Objekts gilt das Gleiche wie beim Ausgabestream.</text:p>
      <text:list xml:id="list202913268789719" text:continue-numbering="true" text:style-name="Outline">
        <text:list-item>
          <text:list>
            <text:list-item>
              <text:list>
                <text:list-item>
                  <text:h text:style-name="Heading_20_3" text:outline-level="3"><text:bookmark-start text:name="__RefHeading__4045_2058301122"/>Lesen aus der Datei<text:bookmark-end text:name="__RefHeading__4045_2058301122"/></text:h>
                </text:list-item>
              </text:list>
            </text:list-item>
          </text:list>
        </text:list-item>
      </text:list>
      <text:p text:style-name="P1"/>
      <text:p text:style-name="P1">Textdatei</text:p>
      <text:p text:style-name="Text_20_body">Das Lesen aus einer Textdatei erfolgt auch hier prinzipiell gleich wie das Lesen von Daten von der Standard-Eingabe mit <text:span text:style-name="T4">cin</text:span>. Anstelle des Streamobjekts <text:span text:style-name="T4">cin</text:span> steht hier lediglich der Name des Eingabestream-Objekts. Alle zu lesenden Daten werden ebenfalls durch den Operator &gt;&gt; aus dem Stream ausgelesen.</text:p>
      <text:p text:style-name="code"><text:span text:style-name="Source_20_Text">#include &lt;fstream&gt;<text:line-break/>using namespace std;<text:line-break/>int var1, var2;<text:line-break/>int main ( ){<text:line-break/><text:tab/>ifstream myFile;<text:line-break/><text:tab/>myFile.open ("d:/tmp/test.dat");<text:line-break/><text:tab/></text:span><text:span text:style-name="Source_20_Text"><text:span text:style-name="T16">// Hier Fehler abfangen!<text:line-break/><text:tab/>// Daten lesen<text:line-break/><text:tab/></text:span></text:span><text:span text:style-name="Source_20_Text"><text:span text:style-name="T11">myFile &gt;&gt; var1 &gt;&gt; var2;</text:span></text:span><text:span text:style-name="Source_20_Text"><text:span text:style-name="T8"><text:line-break/><text:tab/></text:span></text:span><text:span text:style-name="Source_20_Text"><text:span text:style-name="T16">// Datei schliessen<text:line-break/><text:tab/></text:span></text:span><text:span text:style-name="Source_20_Text">myFile.close();<text:line-break/>}</text:span></text:p>
      <text:p text:style-name="Text_20_body"/>
      <text:p text:style-name="Text_20_body"><text:soft-page-break/>Dadurch, dass sowohl <text:span text:style-name="T4">cin</text:span> wie auch <text:span text:style-name="T4">ifstream</text:span> die gleiche Basisklasse <text:span text:style-name="T4">basic_istream</text:span> besitzen, stehen für die Dateieingabe auch die gleichen Manipulatoren, wie z.B. <text:span text:style-name="T4">hex</text:span> oder <text:span text:style-name="T4">oct</text:span>, zur Verfügung.</text:p>
      <text:p text:style-name="Text_20_body"/>
      <text:p text:style-name="P1">Binärdatei</text:p>
      <text:p text:style-name="Text_20_body">Sollen numerische Daten aus einer Binärdatei ausgelesen werden, so müssen Sie beim Verbinden der Datei mit den Stream-Objekt den Mode <text:span text:style-name="T2">ios::in | ios::binary</text:span> angeben.</text:p>
      <text:p text:style-name="Text_20_body">Das Lesen eines einzelnen Bytes erfolgt mit der Memberfunktion</text:p>
      <text:p text:style-name="code"><text:span text:style-name="Example">istream&amp; get(char&amp; data);</text:span></text:p>
      <text:p text:style-name="Text_20_body"/>
      <text:p text:style-name="Text_20_body">Das gelesene Byte wird in der Variable <text:span text:style-name="T4">data</text:span> abgelegt. Beachten Sie, dass nach dem Datentyp <text:span text:style-name="T4">char</text:span> der Operator &amp; steht. Dies ist hier nicht der Adressoperator sondern der Referenzoperator. In ihrem Programm übergeben Sie beim Aufruf dieser Memberfunktion die einzulesende Variable 'ganz normal' an die Memberfunktion, also z.B. <text:span text:style-name="T4">myFile.get(charVar);</text:span></text:p>
      <text:p text:style-name="P6"/>
      <text:p text:style-name="Text_20_body">Sollen Daten die aus mehreren Bytes bestehen (<text:span text:style-name="T4">short</text:span>, <text:span text:style-name="T4">long</text:span> usw.) aus einer Binärdatei ausgelesen werden, so wird hierfür die Memberfunktion</text:p>
      <text:p text:style-name="code"><text:span text:style-name="Example">istream&amp; read(char *pBuffer, streamsize bytes);</text:span></text:p>
      <text:p text:style-name="Text_20_body"/>
      <text:p text:style-name="Text_20_body">eingesetzt. <text:span text:style-name="T4">pBuffer</text:span> ist ein <text:span text:style-name="T4">char</text:span>-Zeiger auf den Beginn des Datenblocks, in dem die aus der Datei ausgelesenen Daten abgelegt werden und <text:span text:style-name="T4">bytes</text:span> gibt die Anzahl der zu lesenden Bytes an. Da die Memberfunktion wiederum einen <text:span text:style-name="T4">char</text:span>-Zeiger erwartet, müssen Sie in der Regel eine Typkonvertierung verwenden wenn Sie numerische Daten einlesen (siehe Beispiel).</text:p>
      <text:p text:style-name="Text_20_body"/>
      <text:p text:style-name="code"><text:span text:style-name="Source_20_Text">#include &lt;fstream&gt;<text:line-break/>using namespace std;<text:line-break/>int var1, var2;<text:line-break/>int main ( ){<text:line-break/><text:tab/>ifstream myFile;<text:line-break/><text:tab/>myFile.open ("d:/tmp/test.dat", ios::in|ios::binary);<text:line-break/><text:tab/></text:span><text:span text:style-name="Source_20_Text"><text:span text:style-name="T16">// Hier Fehler abfangen!<text:line-break/><text:tab/>// Daten lesen<text:line-break/><text:tab/></text:span></text:span><text:span text:style-name="Source_20_Text"><text:span text:style-name="T8">myFile.read(reinterpret_cast&lt;char*&gt;(&amp;var1), sizeof(var1));<text:line-break/><text:tab/>myFile.read(reinterpret_cast&lt;char*&gt;(&amp;var2), sizeof(var2));<text:line-break/><text:tab/></text:span></text:span><text:span text:style-name="Source_20_Text"><text:span text:style-name="T16">// Datei schliessen<text:line-break/><text:tab/></text:span></text:span><text:span text:style-name="Source_20_Text">myFile.close();<text:line-break/>}</text:span></text:p>
      <text:p text:style-name="code"/>
      <text:p text:style-name="Standard"/>
      <text:p text:style-name="Standard"/>
      <text:p text:style-name="Standard"/>
      <text:list xml:id="list202913752329548" text:continue-numbering="true" text:style-name="Outline">
        <text:list-item>
          <text:list>
            <text:list-item>
              <text:h text:style-name="Heading_20_2" text:outline-level="2"><text:bookmark-start text:name="__RefHeading__4047_2058301122"/>Gleichzeitiges Lesen und Schreiben: fstream<text:bookmark-end text:name="__RefHeading__4047_2058301122"/></text:h>
            </text:list-item>
          </text:list>
        </text:list-item>
      </text:list>
      <text:p text:style-name="Text_20_body">Und auch dies ist möglich: Sie können einen Dateistreams zum gleichzeitigen Lesen und Schreiben öffnen. Hierzu benötigen Sie ein Stream-Objekt vom Typ <text:span text:style-name="T4">fstream</text:span> das Sie wie folgt definieren:</text:p>
      <text:p text:style-name="code"><text:span text:style-name="Example">fstream( const char* pFName, int mode );</text:span></text:p>
      <text:p text:style-name="P6"/>
      <text:p text:style-name="Text_20_body"><text:span text:style-name="T4">pFName</text:span> ist der Zeiger auf den Dateinamen und <text:span text:style-name="T4">mode</text:span> gibt den Modus an, in dem die Datei geöffnet werden soll. Für den Modus kann eine sinnvolle Kombination unter anderem folgender <text:soft-page-break/>Werte eingesetzt werden:</text:p>
      <table:table table:name="Tabelle4" table:style-name="Tabelle4">
        <table:table-column table:style-name="Tabelle4.A"/>
        <table:table-column table:style-name="Tabelle4.B"/>
        <table:table-row>
          <table:table-cell table:style-name="Tabelle4.A1" office:value-type="string">
            <text:p text:style-name="P14">Mode</text:p>
          </table:table-cell>
          <table:table-cell table:style-name="Tabelle4.B1" office:value-type="string">
            <text:p text:style-name="P14">Bedeutung</text:p>
          </table:table-cell>
        </table:table-row>
        <table:table-row>
          <table:table-cell table:style-name="Tabelle4.A7" office:value-type="string">
            <text:p text:style-name="Table_20_Contents">ios::in</text:p>
          </table:table-cell>
          <table:table-cell table:style-name="Tabelle4.B7" office:value-type="string">
            <text:p text:style-name="Table_20_Contents">Öffnen zum Lesen</text:p>
          </table:table-cell>
        </table:table-row>
        <table:table-row>
          <table:table-cell table:style-name="Tabelle4.A7" office:value-type="string">
            <text:p text:style-name="Table_20_Contents">ios::out</text:p>
          </table:table-cell>
          <table:table-cell table:style-name="Tabelle4.B7" office:value-type="string">
            <text:p text:style-name="Table_20_Contents">Öffnen zum Schreiben</text:p>
          </table:table-cell>
        </table:table-row>
        <table:table-row>
          <table:table-cell table:style-name="Tabelle4.A7" office:value-type="string">
            <text:p text:style-name="Table_20_Contents">ios::binary</text:p>
          </table:table-cell>
          <table:table-cell table:style-name="Tabelle4.B7" office:value-type="string">
            <text:p text:style-name="Table_20_Contents">Öffnen einer binären Datei</text:p>
          </table:table-cell>
        </table:table-row>
        <table:table-row>
          <table:table-cell table:style-name="Tabelle4.A7" office:value-type="string">
            <text:p text:style-name="Table_20_Contents">ios::app</text:p>
          </table:table-cell>
          <table:table-cell table:style-name="Tabelle4.B7" office:value-type="string">
            <text:p text:style-name="Table_20_Contents">Neue Daten werden immer an die Datei angehängt</text:p>
          </table:table-cell>
        </table:table-row>
        <table:table-row>
          <table:table-cell table:style-name="Tabelle4.A7" office:value-type="string">
            <text:p text:style-name="Table_20_Contents">ios::ate</text:p>
          </table:table-cell>
          <table:table-cell table:style-name="Tabelle4.B7" office:value-type="string">
            <text:p text:style-name="Table_20_Contents">Neue Daten werden an die Datei angehängt.</text:p>
          </table:table-cell>
        </table:table-row>
        <table:table-row>
          <table:table-cell table:style-name="Tabelle4.A7" office:value-type="string">
            <text:p text:style-name="Table_20_Contents">ios::trunc</text:p>
          </table:table-cell>
          <table:table-cell table:style-name="Tabelle4.B7" office:value-type="string">
            <text:p text:style-name="Table_20_Contents">Bisheriger Dateiinhalt wird verworfen.</text:p>
          </table:table-cell>
        </table:table-row>
      </table:table>
      <text:p text:style-name="Text_20_body"/>
      <text:p text:style-name="Text_20_body">Beachten Sie, dass Sie den <text:span text:style-name="T4">mode</text:span>-Parameter hier <text:span text:style-name="T3">immer</text:span> angegeben müssen. Wenn Sie die Datei nur mit Lesezugriff öffnen, muss die Datei natürlich bereits existieren. </text:p>
      <text:p text:style-name="Text_20_body"/>
      <text:p text:style-name="Text_20_body">Hinweis:</text:p>
      <text:p text:style-name="Table_20_Contents">Wollen Sie eine Datei zum Lesen und Schreiben öffnen die noch <text:span text:style-name="T12">??????</text:span> existiert, so müssen Sie den Mode <text:span text:style-name="T4">ios::trunc</text:span> mit angeben. Selbstverständlich können Sie dann zu Beginn nur Daten schreiben.</text:p>
      <text:p text:style-name="Table_20_Contents"/>
      <text:list xml:id="list202914319652919" text:continue-numbering="true" text:style-name="Outline">
        <text:list-item>
          <text:list>
            <text:list-item>
              <text:h text:style-name="Heading_20_2" text:outline-level="2"><text:bookmark-start text:name="__RefHeading__4049_2058301122"/>Sonstige Dateioperationen<text:bookmark-end text:name="__RefHeading__4049_2058301122"/></text:h>
              <text:list>
                <text:list-item>
                  <text:h text:style-name="Heading_20_3" text:outline-level="3"><text:bookmark-start text:name="__RefHeading__4051_2058301122"/>Das Dateiende abfragen: eof<text:bookmark-end text:name="__RefHeading__4051_2058301122"/></text:h>
                </text:list-item>
              </text:list>
            </text:list-item>
          </text:list>
        </text:list-item>
      </text:list>
      <text:p text:style-name="Text_20_body">In der Praxis werden Sie in vielen Fällen nicht von vornherein wissen, wie viele Daten in einer Datei abgelegt sind. Wenn Sie nun Daten aus einer Datei einlesen, müssen Sie also irgend wie feststellen können, ob das Dateiende erreicht und damit alle Daten eingelesen wurden. Die Abfrage ob das Dateiende erreicht wurde erfolgt mit der Memberfunktion</text:p>
      <text:p text:style-name="code"><text:span text:style-name="Example">bool basic_ios::eof()</text:span></text:p>
      <text:p text:style-name="Text_20_body"/>
      <text:p text:style-name="Text_20_body">Diese Memberfunktion liefert den Wert <text:span text:style-name="T4">true</text:span> zurück wenn das Dateiende erreicht ist.</text:p>
      <text:p text:style-name="code"><text:span text:style-name="Source_20_Text">ifstream myFile("d:/test.dat");<text:line-break/></text:span><text:span text:style-name="Source_20_Text"><text:span text:style-name="T16">// Einlesen aus Datei<text:line-break/></text:span></text:span><text:span text:style-name="Source_20_Text">myFile &gt;&gt; data1 &gt;&gt; ...;<text:line-break/></text:span><text:span text:style-name="Source_20_Text"><text:span text:style-name="T16">// Prüfen, ob Dateiende noch nicht erreicht<text:line-break/></text:span></text:span><text:span text:style-name="Source_20_Text"><text:span text:style-name="T8">if (!myFile.eof())</text:span></text:span><text:span text:style-name="Source_20_Text">{ </text:span></text:p>
      <text:p text:style-name="code"><text:span text:style-name="Source_20_Text"><text:tab/>... </text:span><text:span text:style-name="Source_20_Text"><text:span text:style-name="T16">// Daten aus Datei auswerten</text:span></text:span><text:span text:style-name="Source_20_Text"><text:line-break/>}<text:line-break/>....</text:span></text:p>
      <text:p text:style-name="Text_20_body"/>
      <text:p text:style-name="Text_20_body">Beachten Sie, dass weitere Einleseversuche danach zwar in der Regel nicht zu einem Programmabsturz führen, Sie jedoch ungültige Daten erhalten. Damit <text:span text:style-name="T4">eof(...)</text:span> aber das Erreichen des Dateiendes signalisieren kann, muss vorher ein Einleseversuch stattgefunden haben.</text:p>
      <text:p text:style-name="Text_20_body"/>
      <text:list xml:id="list202913699849233" text:continue-numbering="true" text:style-name="Outline">
        <text:list-item>
          <text:list>
            <text:list-item>
              <text:list>
                <text:list-item>
                  <text:h text:style-name="Heading_20_3" text:outline-level="3"><text:bookmark-start text:name="__RefHeading__4053_2058301122"/>In Dateien positionieren: seekg, seekp<text:bookmark-end text:name="__RefHeading__4053_2058301122"/></text:h>
                </text:list-item>
              </text:list>
            </text:list-item>
          </text:list>
        </text:list-item>
      </text:list>
      <text:p text:style-name="Text_20_body">Und auch bei Dateistreams lassen sich die internen Dateizeiger (oder genau genommen sind es die Pufferzeiger) beeinflussen, um einen wahlfreien Zugriff auf die in der Datei abgelegten Daten zu erhalten. Hierzu werden die beiden Memberfunktionen</text:p>
      <text:p text:style-name="code"><text:soft-page-break/><text:span text:style-name="Example">basic_istream&amp; seekg(off_type offset, ios_base::seek_dir dir);<text:line-break/>basic_ostream&amp; seekp(off_type offset, ios_base::seek_dir dir);</text:span></text:p>
      <text:p text:style-name="Standard"/>
      <text:p text:style-name="Standard">Die Memberfunktion <text:span text:style-name="T4">seekg(...)</text:span> dient zum Positionieren des Lese-Dateizeigers und die Memberfunktion <text:span text:style-name="T4">seekp(...)</text:span> zum Positionieren des Schreib-Dateizeigers, d.h. beide Dateizeiger lassen sich unabhängig voneinander positionieren. <text:span text:style-name="T4">offset</text:span> gibt die Anzahl der Bytes an, um die der Dateizeiger von der Position <text:span text:style-name="T4">dir</text:span> aus bewegt werden soll. Für <text:span text:style-name="T4">dir</text:span> ist <text:span text:style-name="T12">??????</text:span> der folgenden Werte zulässig:</text:p>
      <text:p text:style-name="Standard"/>
      <table:table table:name="Tabelle7" table:style-name="Tabelle7">
        <table:table-column table:style-name="Tabelle7.A"/>
        <table:table-column table:style-name="Tabelle7.B"/>
        <table:table-row>
          <table:table-cell table:style-name="Tabelle7.A1" office:value-type="string">
            <text:p text:style-name="P14">Wert</text:p>
          </table:table-cell>
          <table:table-cell table:style-name="Tabelle7.B1" office:value-type="string">
            <text:p text:style-name="P14">Bedeutung</text:p>
          </table:table-cell>
        </table:table-row>
        <table:table-row>
          <table:table-cell table:style-name="Tabelle7.A4" office:value-type="string">
            <text:p text:style-name="Table_20_Contents"><text:span text:style-name="Source_20_Text">ios::cur</text:span></text:p>
          </table:table-cell>
          <table:table-cell table:style-name="Tabelle7.B4" office:value-type="string">
            <text:p text:style-name="Table_20_Contents">Dateizeiger von der akt. Position aus bewegen</text:p>
          </table:table-cell>
        </table:table-row>
        <table:table-row>
          <table:table-cell table:style-name="Tabelle7.A4" office:value-type="string">
            <text:p text:style-name="Table_20_Contents"><text:span text:style-name="Source_20_Text">ios::end</text:span></text:p>
          </table:table-cell>
          <table:table-cell table:style-name="Tabelle7.B4" office:value-type="string">
            <text:p text:style-name="Table_20_Contents">Dateizeiger vom Ende der Datei aus bewegen</text:p>
          </table:table-cell>
        </table:table-row>
        <table:table-row>
          <table:table-cell table:style-name="Tabelle7.A4" office:value-type="string">
            <text:p text:style-name="Table_20_Contents"><text:span text:style-name="Source_20_Text">ios::beg</text:span></text:p>
          </table:table-cell>
          <table:table-cell table:style-name="Tabelle7.B4" office:value-type="string">
            <text:p text:style-name="Table_20_Contents">Dateizeiger vom Anfang der Datei aus bewegen</text:p>
          </table:table-cell>
        </table:table-row>
      </table:table>
      <text:p text:style-name="Text_20_body"/>
      <text:p text:style-name="Text_20_body">Das nachfolgende Beispiel zeigt die Handhabung der Memberfunktionen sowie das Abfragen auf das Dateiende beim Einlesen von Daten auf.</text:p>
      <text:p text:style-name="Text_20_body"/>
      <text:p text:style-name="P1">Beispiel:</text:p>
      <text:p text:style-name="P8">Das Beispiel schreibt die Werte 1...5 in eine Binärdatei die zum Lesen und Schreiben geöffnet wird.</text:p>
      <text:p text:style-name="P8">Nach dem die Werte geschrieben wurden, werden mittels den erwähnten Memberfunktionen verschiedene Werte aus der Datei ausgelesen. Beachten Sie dazu die Kommentare im Listing. Zusätzlich wird der vorletzte Wert nachträglich verändert und dann alle Daten zur Kontrolle nochmals ausgegeben.</text:p>
      <text:p text:style-name="P8">Beachten Sie bitte, welche Definitionen Sie aus dem std-Namensraum einbinden müssen!</text:p>
      <text:p text:style-name="P8">Die Progammausgabe:</text:p>
      <text:p text:style-name="Preformatted_20_Text">1. Wert: 1</text:p>
      <text:p text:style-name="Preformatted_20_Text">Letzter Wert: 5</text:p>
      <text:p text:style-name="Preformatted_20_Text">Vorletzter Wert: 4</text:p>
      <text:p text:style-name="Preformatted_20_Text">Ueberschreibe jetzt vorletzten Wert!</text:p>
      <text:p text:style-name="Preformatted_20_Text">Datei enthaelt jetzt:</text:p>
      <text:p text:style-name="P12">1 2 3 -1 5</text:p>
      <text:p text:style-name="P12">Das Programm:</text:p>
      <text:p text:style-name="code"><text:span text:style-name="Source_20_Text"><text:span text:style-name="T21">// Beispiel zum wahlfreien Dateizugriff</text:span></text:span></text:p>
      <text:p text:style-name="code"><text:span text:style-name="Source_20_Text"><text:span text:style-name="T23">#include &lt;fstream&gt;</text:span></text:span></text:p>
      <text:p text:style-name="code"><text:span text:style-name="Source_20_Text"><text:span text:style-name="T23">#include &lt;iostream&gt;</text:span></text:span></text:p>
      <text:p text:style-name="code"/>
      <text:p text:style-name="code"><text:span text:style-name="Source_20_Text"><text:span text:style-name="T19">using</text:span></text:span><text:span text:style-name="Source_20_Text"><text:span text:style-name="T20"> std</text:span></text:span><text:span text:style-name="Source_20_Text"><text:span text:style-name="T17">::</text:span></text:span><text:span text:style-name="Source_20_Text"><text:span text:style-name="T20">cout</text:span></text:span><text:span text:style-name="Source_20_Text"><text:span text:style-name="T17">;</text:span></text:span></text:p>
      <text:p text:style-name="code"><text:span text:style-name="Source_20_Text"><text:span text:style-name="T19">using</text:span></text:span><text:span text:style-name="Source_20_Text"><text:span text:style-name="T20"> std</text:span></text:span><text:span text:style-name="Source_20_Text"><text:span text:style-name="T17">::</text:span></text:span><text:span text:style-name="Source_20_Text"><text:span text:style-name="T20">endl</text:span></text:span><text:span text:style-name="Source_20_Text"><text:span text:style-name="T17">;</text:span></text:span></text:p>
      <text:p text:style-name="code"><text:span text:style-name="Source_20_Text"><text:span text:style-name="T19">using</text:span></text:span><text:span text:style-name="Source_20_Text"><text:span text:style-name="T20"> std</text:span></text:span><text:span text:style-name="Source_20_Text"><text:span text:style-name="T17">::</text:span></text:span><text:span text:style-name="Source_20_Text"><text:span text:style-name="T20">fstream</text:span></text:span><text:span text:style-name="Source_20_Text"><text:span text:style-name="T17">;</text:span></text:span></text:p>
      <text:p text:style-name="code"><text:span text:style-name="Source_20_Text"><text:span text:style-name="T19">using</text:span></text:span><text:span text:style-name="Source_20_Text"><text:span text:style-name="T20"> std</text:span></text:span><text:span text:style-name="Source_20_Text"><text:span text:style-name="T17">::</text:span></text:span><text:span text:style-name="Source_20_Text"><text:span text:style-name="T20">ios</text:span></text:span><text:span text:style-name="Source_20_Text"><text:span text:style-name="T17">;</text:span></text:span></text:p>
      <text:p text:style-name="code"><text:span text:style-name="Source_20_Text"><text:span text:style-name="T19">using</text:span></text:span><text:span text:style-name="Source_20_Text"><text:span text:style-name="T20"> std</text:span></text:span><text:span text:style-name="Source_20_Text"><text:span text:style-name="T17">::</text:span></text:span><text:span text:style-name="Source_20_Text"><text:span text:style-name="T20">streamoff</text:span></text:span><text:span text:style-name="Source_20_Text"><text:span text:style-name="T17">;</text:span></text:span></text:p>
      <text:p text:style-name="code"/>
      <text:p text:style-name="code"><text:span text:style-name="Source_20_Text"><text:span text:style-name="T21">// Dateiname</text:span></text:span></text:p>
      <text:p text:style-name="code"><text:span text:style-name="Source_20_Text"><text:span text:style-name="T19">const char</text:span></text:span><text:span text:style-name="Source_20_Text"><text:span text:style-name="T17">* </text:span></text:span><text:span text:style-name="Source_20_Text"><text:span text:style-name="T19">const</text:span></text:span><text:span text:style-name="Source_20_Text"><text:span text:style-name="T20"> pFILENAME </text:span></text:span><text:span text:style-name="Source_20_Text"><text:span text:style-name="T17">=</text:span></text:span><text:span text:style-name="Source_20_Text"><text:span text:style-name="T20"> </text:span></text:span><text:span text:style-name="Source_20_Text"><text:span text:style-name="T14">"test.dat"</text:span></text:span><text:span text:style-name="Source_20_Text"><text:span text:style-name="T17">;</text:span></text:span></text:p>
      <text:p text:style-name="code"><text:span text:style-name="Source_20_Text"><text:span text:style-name="T21">// Das zu schreibende und lesende Datum</text:span></text:span></text:p>
      <text:p text:style-name="code"><text:span text:style-name="Source_20_Text"><text:span text:style-name="T19">short</text:span></text:span><text:span text:style-name="Source_20_Text"><text:span text:style-name="T20"> var</text:span></text:span><text:span text:style-name="Source_20_Text"><text:span text:style-name="T17">;</text:span></text:span></text:p>
      <text:p text:style-name="code"/>
      <text:p text:style-name="code"><text:soft-page-break/><text:span text:style-name="Source_20_Text"><text:span text:style-name="T19">int</text:span></text:span><text:span text:style-name="Source_20_Text"><text:span text:style-name="T20"> main</text:span></text:span><text:span text:style-name="Source_20_Text"><text:span text:style-name="T17">(){</text:span></text:span></text:p>
      <text:p text:style-name="code"><text:span text:style-name="Source_20_Text"><text:span text:style-name="T20"><text:s text:c="4"/></text:span></text:span><text:span text:style-name="Source_20_Text"><text:span text:style-name="T22">// Ein/Ausgabe Stream-Objekt</text:span></text:span></text:p>
      <text:p text:style-name="code"><text:span text:style-name="Source_20_Text"><text:span text:style-name="T20"><text:s text:c="4"/>fstream inOutFile</text:span></text:span><text:span text:style-name="Source_20_Text"><text:span text:style-name="T17">(</text:span></text:span><text:span text:style-name="Source_20_Text"><text:span text:style-name="T20">pFILENAME</text:span></text:span><text:span text:style-name="Source_20_Text"><text:span text:style-name="T17">,</text:span></text:span><text:span text:style-name="Source_20_Text"><text:span text:style-name="T20">ios</text:span></text:span><text:span text:style-name="Source_20_Text"><text:span text:style-name="T17">::</text:span></text:span><text:span text:style-name="Source_20_Text"><text:span text:style-name="T20">binary</text:span></text:span><text:span text:style-name="Source_20_Text"><text:span text:style-name="T17">|</text:span></text:span><text:span text:style-name="Source_20_Text"><text:span text:style-name="T20">ios</text:span></text:span><text:span text:style-name="Source_20_Text"><text:span text:style-name="T17">::</text:span></text:span><text:span text:style-name="Source_20_Text"><text:span text:style-name="T20">in</text:span></text:span><text:span text:style-name="Source_20_Text"><text:span text:style-name="T17">|</text:span></text:span><text:span text:style-name="Source_20_Text"><text:span text:style-name="T20">ios</text:span></text:span><text:span text:style-name="Source_20_Text"><text:span text:style-name="T17">::</text:span></text:span><text:span text:style-name="Source_20_Text"><text:span text:style-name="T20">out</text:span></text:span><text:span text:style-name="Source_20_Text"><text:span text:style-name="T17">|<text:tab/><text:tab/><text:tab/></text:span></text:span><text:span text:style-name="Source_20_Text"><text:span text:style-name="T20">ios</text:span></text:span><text:span text:style-name="Source_20_Text"><text:span text:style-name="T17">::</text:span></text:span><text:span text:style-name="Source_20_Text"><text:span text:style-name="T20">trunc</text:span></text:span><text:span text:style-name="Source_20_Text"><text:span text:style-name="T17">);</text:span></text:span></text:p>
      <text:p text:style-name="code"><text:span text:style-name="Source_20_Text"><text:span text:style-name="T20"><text:s text:c="4"/></text:span></text:span><text:span text:style-name="Source_20_Text"><text:span text:style-name="T19">if</text:span></text:span><text:span text:style-name="Source_20_Text"><text:span text:style-name="T17"> (!</text:span></text:span><text:span text:style-name="Source_20_Text"><text:span text:style-name="T20">inOutFile</text:span></text:span><text:span text:style-name="Source_20_Text"><text:span text:style-name="T17">)</text:span></text:span></text:p>
      <text:p text:style-name="code"><text:span text:style-name="Source_20_Text"><text:span text:style-name="T20"><text:s text:c="4"/></text:span></text:span><text:span text:style-name="Source_20_Text"><text:span text:style-name="T17">{</text:span></text:span></text:p>
      <text:p text:style-name="code"><text:span text:style-name="Source_20_Text"><text:span text:style-name="T20"><text:s text:c="8"/>cout </text:span></text:span><text:span text:style-name="Source_20_Text"><text:span text:style-name="T17">&lt;&lt;</text:span></text:span><text:span text:style-name="Source_20_Text"><text:span text:style-name="T20"> </text:span></text:span><text:span text:style-name="Source_20_Text"><text:span text:style-name="T14">"Fehler beim Oeffnen der Datei "</text:span></text:span><text:span text:style-name="Source_20_Text"><text:span text:style-name="T20"> </text:span></text:span><text:span text:style-name="Source_20_Text"><text:span text:style-name="T17">&lt;&lt;</text:span></text:span><text:span text:style-name="Source_20_Text"><text:span text:style-name="T20"> pFILENAME </text:span></text:span><text:span text:style-name="Source_20_Text"><text:span text:style-name="T17">&lt;&lt;</text:span></text:span><text:span text:style-name="Source_20_Text"><text:span text:style-name="T20"> endl</text:span></text:span><text:span text:style-name="Source_20_Text"><text:span text:style-name="T17">;</text:span></text:span></text:p>
      <text:p text:style-name="code"><text:span text:style-name="Source_20_Text"><text:span text:style-name="T20"><text:s text:c="8"/>exit </text:span></text:span><text:span text:style-name="Source_20_Text"><text:span text:style-name="T17">(</text:span></text:span><text:span text:style-name="Source_20_Text"><text:span text:style-name="T24">1</text:span></text:span><text:span text:style-name="Source_20_Text"><text:span text:style-name="T17">);</text:span></text:span></text:p>
      <text:p text:style-name="code"><text:span text:style-name="Source_20_Text"><text:span text:style-name="T20"><text:s text:c="4"/></text:span></text:span><text:span text:style-name="Source_20_Text"><text:span text:style-name="T17">}</text:span></text:span></text:p>
      <text:p text:style-name="code"><text:span text:style-name="Source_20_Text"><text:span text:style-name="T20"><text:s text:c="4"/></text:span></text:span><text:span text:style-name="Source_20_Text"><text:span text:style-name="T22">// Werte 1...5 in Datei schreiben</text:span></text:span></text:p>
      <text:p text:style-name="code"><text:span text:style-name="Source_20_Text"><text:span text:style-name="T20"><text:s text:c="4"/></text:span></text:span><text:span text:style-name="Source_20_Text"><text:span text:style-name="T22">// Mit einer Schleife geht das spaeter einfacher!</text:span></text:span></text:p>
      <text:p text:style-name="code"><text:span text:style-name="Source_20_Text"><text:span text:style-name="T20"><text:s text:c="4"/>var </text:span></text:span><text:span text:style-name="Source_20_Text"><text:span text:style-name="T17">=</text:span></text:span><text:span text:style-name="Source_20_Text"><text:span text:style-name="T20"> </text:span></text:span><text:span text:style-name="Source_20_Text"><text:span text:style-name="T24">1</text:span></text:span><text:span text:style-name="Source_20_Text"><text:span text:style-name="T17">;</text:span></text:span></text:p>
      <text:p text:style-name="code"><text:span text:style-name="Source_20_Text"><text:span text:style-name="T20"><text:s text:c="4"/>inOutFile</text:span></text:span><text:span text:style-name="Source_20_Text"><text:span text:style-name="T17">.</text:span></text:span><text:span text:style-name="Source_20_Text"><text:span text:style-name="T20">write </text:span></text:span><text:span text:style-name="Source_20_Text"><text:span text:style-name="T17">(</text:span></text:span><text:span text:style-name="Source_20_Text"><text:span text:style-name="T19">reinterpret_cast</text:span></text:span><text:span text:style-name="Source_20_Text"><text:span text:style-name="T17">&lt;</text:span></text:span><text:span text:style-name="Source_20_Text"><text:span text:style-name="T19">char</text:span></text:span><text:span text:style-name="Source_20_Text"><text:span text:style-name="T17">*&gt;(&amp;</text:span></text:span><text:span text:style-name="Source_20_Text"><text:span text:style-name="T20">var</text:span></text:span><text:span text:style-name="Source_20_Text"><text:span text:style-name="T17">),</text:span></text:span><text:span text:style-name="Source_20_Text"><text:span text:style-name="T19">sizeof</text:span></text:span><text:span text:style-name="Source_20_Text"><text:span text:style-name="T17">(</text:span></text:span><text:span text:style-name="Source_20_Text"><text:span text:style-name="T20">var</text:span></text:span><text:span text:style-name="Source_20_Text"><text:span text:style-name="T17">));</text:span></text:span></text:p>
      <text:p text:style-name="code"><text:span text:style-name="Source_20_Text"><text:span text:style-name="T20"><text:s text:c="4"/>var</text:span></text:span><text:span text:style-name="Source_20_Text"><text:span text:style-name="T17">++;</text:span></text:span></text:p>
      <text:p text:style-name="code"><text:span text:style-name="Source_20_Text"><text:span text:style-name="T20"><text:s text:c="4"/>inOutFile</text:span></text:span><text:span text:style-name="Source_20_Text"><text:span text:style-name="T17">.</text:span></text:span><text:span text:style-name="Source_20_Text"><text:span text:style-name="T20">write </text:span></text:span><text:span text:style-name="Source_20_Text"><text:span text:style-name="T17">(</text:span></text:span><text:span text:style-name="Source_20_Text"><text:span text:style-name="T19">reinterpret_cast</text:span></text:span><text:span text:style-name="Source_20_Text"><text:span text:style-name="T17">&lt;</text:span></text:span><text:span text:style-name="Source_20_Text"><text:span text:style-name="T19">char</text:span></text:span><text:span text:style-name="Source_20_Text"><text:span text:style-name="T17">*&gt;(&amp;</text:span></text:span><text:span text:style-name="Source_20_Text"><text:span text:style-name="T20">var</text:span></text:span><text:span text:style-name="Source_20_Text"><text:span text:style-name="T17">),</text:span></text:span><text:span text:style-name="Source_20_Text"><text:span text:style-name="T19">sizeof</text:span></text:span><text:span text:style-name="Source_20_Text"><text:span text:style-name="T17">(</text:span></text:span><text:span text:style-name="Source_20_Text"><text:span text:style-name="T20">var</text:span></text:span><text:span text:style-name="Source_20_Text"><text:span text:style-name="T17">));</text:span></text:span></text:p>
      <text:p text:style-name="code"><text:span text:style-name="Source_20_Text"><text:span text:style-name="T20"><text:s text:c="4"/>var</text:span></text:span><text:span text:style-name="Source_20_Text"><text:span text:style-name="T17">++;</text:span></text:span></text:p>
      <text:p text:style-name="code"><text:span text:style-name="Source_20_Text"><text:span text:style-name="T20"><text:s text:c="4"/>inOutFile</text:span></text:span><text:span text:style-name="Source_20_Text"><text:span text:style-name="T17">.</text:span></text:span><text:span text:style-name="Source_20_Text"><text:span text:style-name="T20">write </text:span></text:span><text:span text:style-name="Source_20_Text"><text:span text:style-name="T17">(</text:span></text:span><text:span text:style-name="Source_20_Text"><text:span text:style-name="T19">reinterpret_cast</text:span></text:span><text:span text:style-name="Source_20_Text"><text:span text:style-name="T17">&lt;</text:span></text:span><text:span text:style-name="Source_20_Text"><text:span text:style-name="T19">char</text:span></text:span><text:span text:style-name="Source_20_Text"><text:span text:style-name="T17">*&gt;(&amp;</text:span></text:span><text:span text:style-name="Source_20_Text"><text:span text:style-name="T20">var</text:span></text:span><text:span text:style-name="Source_20_Text"><text:span text:style-name="T17">),</text:span></text:span><text:span text:style-name="Source_20_Text"><text:span text:style-name="T19">sizeof</text:span></text:span><text:span text:style-name="Source_20_Text"><text:span text:style-name="T17">(</text:span></text:span><text:span text:style-name="Source_20_Text"><text:span text:style-name="T20">var</text:span></text:span><text:span text:style-name="Source_20_Text"><text:span text:style-name="T17">));</text:span></text:span></text:p>
      <text:p text:style-name="code"><text:span text:style-name="Source_20_Text"><text:span text:style-name="T20"><text:s text:c="4"/>var</text:span></text:span><text:span text:style-name="Source_20_Text"><text:span text:style-name="T17">++;</text:span></text:span></text:p>
      <text:p text:style-name="code"><text:span text:style-name="Source_20_Text"><text:span text:style-name="T20"><text:s text:c="4"/>inOutFile</text:span></text:span><text:span text:style-name="Source_20_Text"><text:span text:style-name="T17">.</text:span></text:span><text:span text:style-name="Source_20_Text"><text:span text:style-name="T20">write </text:span></text:span><text:span text:style-name="Source_20_Text"><text:span text:style-name="T17">(</text:span></text:span><text:span text:style-name="Source_20_Text"><text:span text:style-name="T19">reinterpret_cast</text:span></text:span><text:span text:style-name="Source_20_Text"><text:span text:style-name="T17">&lt;</text:span></text:span><text:span text:style-name="Source_20_Text"><text:span text:style-name="T19">char</text:span></text:span><text:span text:style-name="Source_20_Text"><text:span text:style-name="T17">*&gt;(&amp;</text:span></text:span><text:span text:style-name="Source_20_Text"><text:span text:style-name="T20">var</text:span></text:span><text:span text:style-name="Source_20_Text"><text:span text:style-name="T17">),</text:span></text:span><text:span text:style-name="Source_20_Text"><text:span text:style-name="T19">sizeof</text:span></text:span><text:span text:style-name="Source_20_Text"><text:span text:style-name="T17">(</text:span></text:span><text:span text:style-name="Source_20_Text"><text:span text:style-name="T20">var</text:span></text:span><text:span text:style-name="Source_20_Text"><text:span text:style-name="T17">));</text:span></text:span></text:p>
      <text:p text:style-name="code"><text:span text:style-name="Source_20_Text"><text:span text:style-name="T20"><text:s text:c="4"/>var</text:span></text:span><text:span text:style-name="Source_20_Text"><text:span text:style-name="T17">++;</text:span></text:span></text:p>
      <text:p text:style-name="code"><text:span text:style-name="Source_20_Text"><text:span text:style-name="T20"><text:s text:c="4"/>inOutFile</text:span></text:span><text:span text:style-name="Source_20_Text"><text:span text:style-name="T17">.</text:span></text:span><text:span text:style-name="Source_20_Text"><text:span text:style-name="T20">write </text:span></text:span><text:span text:style-name="Source_20_Text"><text:span text:style-name="T17">(</text:span></text:span><text:span text:style-name="Source_20_Text"><text:span text:style-name="T19">reinterpret_cast</text:span></text:span><text:span text:style-name="Source_20_Text"><text:span text:style-name="T17">&lt;</text:span></text:span><text:span text:style-name="Source_20_Text"><text:span text:style-name="T19">char</text:span></text:span><text:span text:style-name="Source_20_Text"><text:span text:style-name="T17">*&gt;(&amp;</text:span></text:span><text:span text:style-name="Source_20_Text"><text:span text:style-name="T20">var</text:span></text:span><text:span text:style-name="Source_20_Text"><text:span text:style-name="T17">),</text:span></text:span><text:span text:style-name="Source_20_Text"><text:span text:style-name="T19">sizeof</text:span></text:span><text:span text:style-name="Source_20_Text"><text:span text:style-name="T17">(</text:span></text:span><text:span text:style-name="Source_20_Text"><text:span text:style-name="T20">var</text:span></text:span><text:span text:style-name="Source_20_Text"><text:span text:style-name="T17">));</text:span></text:span></text:p>
      <text:p text:style-name="code"/>
      <text:p text:style-name="code"><text:span text:style-name="Source_20_Text"><text:span text:style-name="T20"><text:s text:c="4"/></text:span></text:span><text:span text:style-name="Source_20_Text"><text:span text:style-name="T22">// Auf Dateianfang zurueck</text:span></text:span></text:p>
      <text:p text:style-name="code"><text:span text:style-name="Source_20_Text"><text:span text:style-name="T20"><text:s text:c="4"/>inOutFile</text:span></text:span><text:span text:style-name="Source_20_Text"><text:span text:style-name="T17">.</text:span></text:span><text:span text:style-name="Source_20_Text"><text:span text:style-name="T20">seekg</text:span></text:span><text:span text:style-name="Source_20_Text"><text:span text:style-name="T17">(</text:span></text:span><text:span text:style-name="Source_20_Text"><text:span text:style-name="T19">static_cast</text:span></text:span><text:span text:style-name="Source_20_Text"><text:span text:style-name="T17">&lt;</text:span></text:span><text:span text:style-name="Source_20_Text"><text:span text:style-name="T20">streamoff</text:span></text:span><text:span text:style-name="Source_20_Text"><text:span text:style-name="T17">&gt;(</text:span></text:span><text:span text:style-name="Source_20_Text"><text:span text:style-name="T24">0</text:span></text:span><text:span text:style-name="Source_20_Text"><text:span text:style-name="T17">),</text:span></text:span><text:span text:style-name="Source_20_Text"><text:span text:style-name="T20">ios</text:span></text:span><text:span text:style-name="Source_20_Text"><text:span text:style-name="T17">::</text:span></text:span><text:span text:style-name="Source_20_Text"><text:span text:style-name="T20">beg</text:span></text:span><text:span text:style-name="Source_20_Text"><text:span text:style-name="T17">);</text:span></text:span></text:p>
      <text:p text:style-name="code"><text:span text:style-name="Source_20_Text"><text:span text:style-name="T20"><text:s text:c="4"/></text:span></text:span><text:span text:style-name="Source_20_Text"><text:span text:style-name="T22">// 1. Datum einlesen</text:span></text:span></text:p>
      <text:p text:style-name="code"><text:span text:style-name="Source_20_Text"><text:span text:style-name="T20"><text:s text:c="4"/>inOutFile</text:span></text:span><text:span text:style-name="Source_20_Text"><text:span text:style-name="T17">.</text:span></text:span><text:span text:style-name="Source_20_Text"><text:span text:style-name="T20">read</text:span></text:span><text:span text:style-name="Source_20_Text"><text:span text:style-name="T17">(</text:span></text:span><text:span text:style-name="Source_20_Text"><text:span text:style-name="T19">reinterpret_cast</text:span></text:span><text:span text:style-name="Source_20_Text"><text:span text:style-name="T17">&lt;</text:span></text:span><text:span text:style-name="Source_20_Text"><text:span text:style-name="T19">char</text:span></text:span><text:span text:style-name="Source_20_Text"><text:span text:style-name="T17">*&gt;(&amp;</text:span></text:span><text:span text:style-name="Source_20_Text"><text:span text:style-name="T20">var</text:span></text:span><text:span text:style-name="Source_20_Text"><text:span text:style-name="T17">),</text:span></text:span><text:span text:style-name="Source_20_Text"><text:span text:style-name="T19">sizeof</text:span></text:span><text:span text:style-name="Source_20_Text"><text:span text:style-name="T17">(</text:span></text:span><text:span text:style-name="Source_20_Text"><text:span text:style-name="T20">var</text:span></text:span><text:span text:style-name="Source_20_Text"><text:span text:style-name="T17">));</text:span></text:span></text:p>
      <text:p text:style-name="code"><text:span text:style-name="Source_20_Text"><text:span text:style-name="T20"><text:s text:c="4"/>cout </text:span></text:span><text:span text:style-name="Source_20_Text"><text:span text:style-name="T17">&lt;&lt;</text:span></text:span><text:span text:style-name="Source_20_Text"><text:span text:style-name="T20"> </text:span></text:span><text:span text:style-name="Source_20_Text"><text:span text:style-name="T14">"1. Wert: "</text:span></text:span><text:span text:style-name="Source_20_Text"><text:span text:style-name="T20"> </text:span></text:span><text:span text:style-name="Source_20_Text"><text:span text:style-name="T17">&lt;&lt;</text:span></text:span><text:span text:style-name="Source_20_Text"><text:span text:style-name="T20"> var </text:span></text:span><text:span text:style-name="Source_20_Text"><text:span text:style-name="T17">&lt;&lt;</text:span></text:span><text:span text:style-name="Source_20_Text"><text:span text:style-name="T20"> endl</text:span></text:span><text:span text:style-name="Source_20_Text"><text:span text:style-name="T17">;</text:span></text:span></text:p>
      <text:p text:style-name="code"/>
      <text:p text:style-name="code"><text:span text:style-name="Source_20_Text"><text:span text:style-name="T20"><text:s text:c="4"/></text:span></text:span><text:span text:style-name="Source_20_Text"><text:span text:style-name="T22">// Auf letzten Wert positionieren</text:span></text:span></text:p>
      <text:p text:style-name="code"><text:span text:style-name="Source_20_Text"><text:span text:style-name="T20"><text:s text:c="4"/>inOutFile</text:span></text:span><text:span text:style-name="Source_20_Text"><text:span text:style-name="T17">.</text:span></text:span><text:span text:style-name="Source_20_Text"><text:span text:style-name="T20">seekg</text:span></text:span><text:span text:style-name="Source_20_Text"><text:span text:style-name="T17">(</text:span></text:span><text:span text:style-name="Source_20_Text"><text:span text:style-name="T19">static_cast</text:span></text:span><text:span text:style-name="Source_20_Text"><text:span text:style-name="T17">&lt;</text:span></text:span><text:span text:style-name="Source_20_Text"><text:span text:style-name="T20">streamoff</text:span></text:span><text:span text:style-name="Source_20_Text"><text:span text:style-name="T17">&gt;(-</text:span></text:span><text:span text:style-name="Source_20_Text"><text:span text:style-name="T19">sizeof</text:span></text:span><text:span text:style-name="Source_20_Text"><text:span text:style-name="T17">(</text:span></text:span><text:span text:style-name="Source_20_Text"><text:span text:style-name="T20">var</text:span></text:span><text:span text:style-name="Source_20_Text"><text:span text:style-name="T17">)),</text:span></text:span><text:span text:style-name="Source_20_Text"><text:span text:style-name="T20">ios</text:span></text:span><text:span text:style-name="Source_20_Text"><text:span text:style-name="T17">::</text:span></text:span><text:span text:style-name="Source_20_Text"><text:span text:style-name="T20">end</text:span></text:span><text:span text:style-name="Source_20_Text"><text:span text:style-name="T17">);</text:span></text:span></text:p>
      <text:p text:style-name="code"><text:span text:style-name="Source_20_Text"><text:span text:style-name="T20"><text:s text:c="4"/>inOutFile</text:span></text:span><text:span text:style-name="Source_20_Text"><text:span text:style-name="T17">.</text:span></text:span><text:span text:style-name="Source_20_Text"><text:span text:style-name="T20">read</text:span></text:span><text:span text:style-name="Source_20_Text"><text:span text:style-name="T17">(</text:span></text:span><text:span text:style-name="Source_20_Text"><text:span text:style-name="T19">reinterpret_cast</text:span></text:span><text:span text:style-name="Source_20_Text"><text:span text:style-name="T17">&lt;</text:span></text:span><text:span text:style-name="Source_20_Text"><text:span text:style-name="T19">char</text:span></text:span><text:span text:style-name="Source_20_Text"><text:span text:style-name="T17">*&gt;(&amp;</text:span></text:span><text:span text:style-name="Source_20_Text"><text:span text:style-name="T20">var</text:span></text:span><text:span text:style-name="Source_20_Text"><text:span text:style-name="T17">),</text:span></text:span><text:span text:style-name="Source_20_Text"><text:span text:style-name="T19">sizeof</text:span></text:span><text:span text:style-name="Source_20_Text"><text:span text:style-name="T17">(</text:span></text:span><text:span text:style-name="Source_20_Text"><text:span text:style-name="T20">var</text:span></text:span><text:span text:style-name="Source_20_Text"><text:span text:style-name="T17">));</text:span></text:span></text:p>
      <text:p text:style-name="code"><text:span text:style-name="Source_20_Text"><text:span text:style-name="T20"><text:s text:c="4"/>cout </text:span></text:span><text:span text:style-name="Source_20_Text"><text:span text:style-name="T17">&lt;&lt;</text:span></text:span><text:span text:style-name="Source_20_Text"><text:span text:style-name="T20"> </text:span></text:span><text:span text:style-name="Source_20_Text"><text:span text:style-name="T14">"Letzter Wert: "</text:span></text:span><text:span text:style-name="Source_20_Text"><text:span text:style-name="T20"> </text:span></text:span><text:span text:style-name="Source_20_Text"><text:span text:style-name="T17">&lt;&lt;</text:span></text:span><text:span text:style-name="Source_20_Text"><text:span text:style-name="T20"> var </text:span></text:span><text:span text:style-name="Source_20_Text"><text:span text:style-name="T17">&lt;&lt;</text:span></text:span><text:span text:style-name="Source_20_Text"><text:span text:style-name="T20"> endl</text:span></text:span><text:span text:style-name="Source_20_Text"><text:span text:style-name="T17">;</text:span></text:span></text:p>
      <text:p text:style-name="code"/>
      <text:p text:style-name="code"><text:span text:style-name="Source_20_Text"><text:span text:style-name="T20"><text:s text:c="4"/></text:span></text:span><text:span text:style-name="Source_20_Text"><text:span text:style-name="T22">// und auf vorletzten Wert positionieren</text:span></text:span></text:p>
      <text:p text:style-name="code"><text:span text:style-name="Source_20_Text"><text:span text:style-name="T20"><text:s text:c="4"/>inOutFile</text:span></text:span><text:span text:style-name="Source_20_Text"><text:span text:style-name="T17">.</text:span></text:span><text:span text:style-name="Source_20_Text"><text:span text:style-name="T20">seekg</text:span></text:span><text:span text:style-name="Source_20_Text"><text:span text:style-name="T17">(</text:span></text:span><text:span text:style-name="Source_20_Text"><text:span text:style-name="T19">static_cast</text:span></text:span><text:span text:style-name="Source_20_Text"><text:span text:style-name="T17">&lt;</text:span></text:span><text:span text:style-name="Source_20_Text"><text:span text:style-name="T20">streamoff</text:span></text:span><text:span text:style-name="Source_20_Text"><text:span text:style-name="T17">&gt;(-(</text:span></text:span><text:span text:style-name="Source_20_Text"><text:span text:style-name="T19">sizeof</text:span></text:span><text:span text:style-name="Source_20_Text"><text:span text:style-name="T17">(</text:span></text:span><text:span text:style-name="Source_20_Text"><text:span text:style-name="T20">var</text:span></text:span><text:span text:style-name="Source_20_Text"><text:span text:style-name="T17">)*</text:span></text:span><text:span text:style-name="Source_20_Text"><text:span text:style-name="T24">2</text:span></text:span><text:span text:style-name="Source_20_Text"><text:span text:style-name="T17">)),</text:span></text:span><text:span text:style-name="Source_20_Text"><text:span text:style-name="T20">ios</text:span></text:span><text:span text:style-name="Source_20_Text"><text:span text:style-name="T17">::</text:span></text:span><text:span text:style-name="Source_20_Text"><text:span text:style-name="T20">end</text:span></text:span><text:span text:style-name="Source_20_Text"><text:span text:style-name="T17">);</text:span></text:span></text:p>
      <text:p text:style-name="code"><text:span text:style-name="Source_20_Text"><text:span text:style-name="T20"><text:s text:c="4"/>inOutFile</text:span></text:span><text:span text:style-name="Source_20_Text"><text:span text:style-name="T17">.</text:span></text:span><text:span text:style-name="Source_20_Text"><text:span text:style-name="T20">read</text:span></text:span><text:span text:style-name="Source_20_Text"><text:span text:style-name="T17">(</text:span></text:span><text:span text:style-name="Source_20_Text"><text:span text:style-name="T19">reinterpret_cast</text:span></text:span><text:span text:style-name="Source_20_Text"><text:span text:style-name="T17">&lt;</text:span></text:span><text:span text:style-name="Source_20_Text"><text:span text:style-name="T19">char</text:span></text:span><text:span text:style-name="Source_20_Text"><text:span text:style-name="T17">*&gt;(&amp;</text:span></text:span><text:span text:style-name="Source_20_Text"><text:span text:style-name="T20">var</text:span></text:span><text:span text:style-name="Source_20_Text"><text:span text:style-name="T17">),</text:span></text:span><text:span text:style-name="Source_20_Text"><text:span text:style-name="T19">sizeof</text:span></text:span><text:span text:style-name="Source_20_Text"><text:span text:style-name="T17">(</text:span></text:span><text:span text:style-name="Source_20_Text"><text:span text:style-name="T20">var</text:span></text:span><text:span text:style-name="Source_20_Text"><text:span text:style-name="T17">));</text:span></text:span></text:p>
      <text:p text:style-name="code"><text:span text:style-name="Source_20_Text"><text:span text:style-name="T20"><text:s text:c="4"/>cout </text:span></text:span><text:span text:style-name="Source_20_Text"><text:span text:style-name="T17">&lt;&lt;</text:span></text:span><text:span text:style-name="Source_20_Text"><text:span text:style-name="T20"> </text:span></text:span><text:span text:style-name="Source_20_Text"><text:span text:style-name="T14">"Vorletzter Wert: "</text:span></text:span><text:span text:style-name="Source_20_Text"><text:span text:style-name="T20"> </text:span></text:span><text:span text:style-name="Source_20_Text"><text:span text:style-name="T17">&lt;&lt;</text:span></text:span><text:span text:style-name="Source_20_Text"><text:span text:style-name="T20"> var </text:span></text:span><text:span text:style-name="Source_20_Text"><text:span text:style-name="T17">&lt;&lt;</text:span></text:span><text:span text:style-name="Source_20_Text"><text:span text:style-name="T20"> endl</text:span></text:span><text:span text:style-name="Source_20_Text"><text:span text:style-name="T17">;</text:span></text:span></text:p>
      <text:p text:style-name="code"/>
      <text:p text:style-name="code"><text:span text:style-name="Source_20_Text"><text:span text:style-name="T20"><text:s text:c="4"/></text:span></text:span><text:span text:style-name="Source_20_Text"><text:span text:style-name="T22">// Vorletzten Wert ueberschreiben</text:span></text:span></text:p>
      <text:p text:style-name="code"><text:span text:style-name="Source_20_Text"><text:span text:style-name="T20"><text:s text:c="4"/>cout </text:span></text:span><text:span text:style-name="Source_20_Text"><text:span text:style-name="T17">&lt;&lt;</text:span></text:span><text:span text:style-name="Source_20_Text"><text:span text:style-name="T20"> </text:span></text:span><text:span text:style-name="Source_20_Text"><text:span text:style-name="T14">"Ueberschreibe jetzt vorletzten Wert!"</text:span></text:span><text:span text:style-name="Source_20_Text"><text:span text:style-name="T20"> </text:span></text:span><text:span text:style-name="Source_20_Text"><text:span text:style-name="T17">&lt;&lt;</text:span></text:span><text:span text:style-name="Source_20_Text"><text:span text:style-name="T20"> endl</text:span></text:span><text:span text:style-name="Source_20_Text"><text:span text:style-name="T17">;</text:span></text:span></text:p>
      <text:p text:style-name="code"><text:span text:style-name="Source_20_Text"><text:span text:style-name="T20"><text:s text:c="4"/>var </text:span></text:span><text:span text:style-name="Source_20_Text"><text:span text:style-name="T17">= -</text:span></text:span><text:span text:style-name="Source_20_Text"><text:span text:style-name="T24">1</text:span></text:span><text:span text:style-name="Source_20_Text"><text:span text:style-name="T17">;</text:span></text:span></text:p>
      <text:p text:style-name="code"><text:span text:style-name="Source_20_Text"><text:span text:style-name="T20"><text:s text:c="4"/>inOutFile</text:span></text:span><text:span text:style-name="Source_20_Text"><text:span text:style-name="T17">.</text:span></text:span><text:span text:style-name="Source_20_Text"><text:span text:style-name="T20">seekp</text:span></text:span><text:span text:style-name="Source_20_Text"><text:span text:style-name="T17">(</text:span></text:span><text:span text:style-name="Source_20_Text"><text:span text:style-name="T19">static_cast</text:span></text:span><text:span text:style-name="Source_20_Text"><text:span text:style-name="T17">&lt;</text:span></text:span><text:span text:style-name="Source_20_Text"><text:span text:style-name="T20">streamoff</text:span></text:span><text:span text:style-name="Source_20_Text"><text:span text:style-name="T17">&gt;(-(</text:span></text:span><text:span text:style-name="Source_20_Text"><text:span text:style-name="T19">sizeof</text:span></text:span><text:span text:style-name="Source_20_Text"><text:span text:style-name="T17">(</text:span></text:span><text:span text:style-name="Source_20_Text"><text:span text:style-name="T20">var</text:span></text:span><text:span text:style-name="Source_20_Text"><text:span text:style-name="T17">)*</text:span></text:span><text:span text:style-name="Source_20_Text"><text:span text:style-name="T24">2</text:span></text:span><text:span text:style-name="Source_20_Text"><text:span text:style-name="T17">)),</text:span></text:span><text:span text:style-name="Source_20_Text"><text:span text:style-name="T20">ios</text:span></text:span><text:span text:style-name="Source_20_Text"><text:span text:style-name="T17">::</text:span></text:span><text:span text:style-name="Source_20_Text"><text:span text:style-name="T20">end</text:span></text:span><text:span text:style-name="Source_20_Text"><text:span text:style-name="T17">);</text:span></text:span></text:p>
      <text:p text:style-name="code"><text:span text:style-name="Source_20_Text"><text:span text:style-name="T20"><text:s text:c="4"/>inOutFile</text:span></text:span><text:span text:style-name="Source_20_Text"><text:span text:style-name="T17">.</text:span></text:span><text:span text:style-name="Source_20_Text"><text:span text:style-name="T20">write</text:span></text:span><text:span text:style-name="Source_20_Text"><text:span text:style-name="T17">(</text:span></text:span><text:span text:style-name="Source_20_Text"><text:span text:style-name="T19">reinterpret_cast</text:span></text:span><text:span text:style-name="Source_20_Text"><text:span text:style-name="T17">&lt;</text:span></text:span><text:span text:style-name="Source_20_Text"><text:span text:style-name="T19">char</text:span></text:span><text:span text:style-name="Source_20_Text"><text:span text:style-name="T17">*&gt;(&amp;</text:span></text:span><text:span text:style-name="Source_20_Text"><text:span text:style-name="T20">var</text:span></text:span><text:span text:style-name="Source_20_Text"><text:span text:style-name="T17">),</text:span></text:span><text:span text:style-name="Source_20_Text"><text:span text:style-name="T19">sizeof</text:span></text:span><text:span text:style-name="Source_20_Text"><text:span text:style-name="T17">(</text:span></text:span><text:span text:style-name="Source_20_Text"><text:span text:style-name="T20">var</text:span></text:span><text:span text:style-name="Source_20_Text"><text:span text:style-name="T17">));</text:span></text:span></text:p>
      <text:p text:style-name="code"><text:span text:style-name="Source_20_Text"><text:span text:style-name="T20"><text:s text:c="4"/></text:span></text:span><text:span text:style-name="Source_20_Text"><text:span text:style-name="T22">// Und nun alle Werte auslesen</text:span></text:span></text:p>
      <text:p text:style-name="code"><text:span text:style-name="Source_20_Text"><text:span text:style-name="T20"><text:s text:c="4"/>cout </text:span></text:span><text:span text:style-name="Source_20_Text"><text:span text:style-name="T17">&lt;&lt;</text:span></text:span><text:span text:style-name="Source_20_Text"><text:span text:style-name="T20"> </text:span></text:span><text:span text:style-name="Source_20_Text"><text:span text:style-name="T14">"Datei enthaelt jetzt:\n"</text:span></text:span><text:span text:style-name="Source_20_Text"><text:span text:style-name="T17">;</text:span></text:span></text:p>
      <text:p text:style-name="code"/>
      <text:p text:style-name="code"><text:span text:style-name="Source_20_Text"><text:span text:style-name="T20"><text:s text:c="4"/></text:span></text:span><text:span text:style-name="Source_20_Text"><text:span text:style-name="T22">// Lesezeiger zuerst auf Dateianfang</text:span></text:span></text:p>
      <text:p text:style-name="code"><text:span text:style-name="Source_20_Text"><text:span text:style-name="T20"><text:s text:c="4"/>inOutFile</text:span></text:span><text:span text:style-name="Source_20_Text"><text:span text:style-name="T17">.</text:span></text:span><text:span text:style-name="Source_20_Text"><text:span text:style-name="T20">seekg</text:span></text:span><text:span text:style-name="Source_20_Text"><text:span text:style-name="T17">(</text:span></text:span><text:span text:style-name="Source_20_Text"><text:span text:style-name="T19">static_cast</text:span></text:span><text:span text:style-name="Source_20_Text"><text:span text:style-name="T17">&lt;</text:span></text:span><text:span text:style-name="Source_20_Text"><text:span text:style-name="T20">streamoff</text:span></text:span><text:span text:style-name="Source_20_Text"><text:span text:style-name="T17">&gt;(</text:span></text:span><text:span text:style-name="Source_20_Text"><text:span text:style-name="T24">0</text:span></text:span><text:span text:style-name="Source_20_Text"><text:span text:style-name="T17">),</text:span></text:span><text:span text:style-name="Source_20_Text"><text:span text:style-name="T20">ios</text:span></text:span><text:span text:style-name="Source_20_Text"><text:span text:style-name="T17">::</text:span></text:span><text:span text:style-name="Source_20_Text"><text:span text:style-name="T20">beg</text:span></text:span><text:span text:style-name="Source_20_Text"><text:span text:style-name="T17">);</text:span></text:span></text:p>
      <text:p text:style-name="code"><text:span text:style-name="Source_20_Text"><text:span text:style-name="T20"><text:s text:c="4"/></text:span></text:span><text:span text:style-name="Source_20_Text"><text:span text:style-name="T22">// Die nachfolgende for-Schleife sowie die</text:span></text:span></text:p>
      <text:p text:style-name="code"><text:span text:style-name="Source_20_Text"><text:span text:style-name="T20"><text:s text:c="4"/></text:span></text:span><text:span text:style-name="Source_20_Text"><text:span text:style-name="T22">// break-Anweisung werden spaeter noch behandelt.</text:span></text:span></text:p>
      <text:p text:style-name="code"><text:span text:style-name="Source_20_Text"><text:span text:style-name="T20"><text:s text:c="4"/></text:span></text:span><text:span text:style-name="Source_20_Text"><text:span text:style-name="T22">//</text:span></text:span></text:p>
      <text:p text:style-name="code"><text:span text:style-name="Source_20_Text"><text:span text:style-name="T20"><text:s text:c="4"/></text:span></text:span><text:span text:style-name="Source_20_Text"><text:span text:style-name="T22">// Nun alles wieder einlesen bis zum Dateiende</text:span></text:span></text:p>
      <text:p text:style-name="code"><text:span text:style-name="Source_20_Text"><text:span text:style-name="T20"><text:s text:c="4"/></text:span></text:span><text:span text:style-name="Source_20_Text"><text:span text:style-name="T19">for</text:span></text:span><text:span text:style-name="Source_20_Text"><text:span text:style-name="T17">(;;)</text:span></text:span></text:p>
      <text:p text:style-name="code"><text:span text:style-name="Source_20_Text"><text:span text:style-name="T20"><text:s text:c="4"/></text:span></text:span><text:span text:style-name="Source_20_Text"><text:span text:style-name="T17">{</text:span></text:span></text:p>
      <text:p text:style-name="code"><text:span text:style-name="Source_20_Text"><text:span text:style-name="T20"><text:s text:c="8"/>inOutFile</text:span></text:span><text:span text:style-name="Source_20_Text"><text:span text:style-name="T17">.</text:span></text:span><text:span text:style-name="Source_20_Text"><text:span text:style-name="T20">read</text:span></text:span><text:span text:style-name="Source_20_Text"><text:span text:style-name="T17">(</text:span></text:span><text:span text:style-name="Source_20_Text"><text:span text:style-name="T19">reinterpret_cast</text:span></text:span><text:span text:style-name="Source_20_Text"><text:span text:style-name="T17">&lt;</text:span></text:span><text:span text:style-name="Source_20_Text"><text:span text:style-name="T19">char</text:span></text:span><text:span text:style-name="Source_20_Text"><text:span text:style-name="T17">*&gt;(&amp;</text:span></text:span><text:span text:style-name="Source_20_Text"><text:span text:style-name="T20">var</text:span></text:span><text:span text:style-name="Source_20_Text"><text:span text:style-name="T17">),</text:span></text:span><text:span text:style-name="Source_20_Text"><text:span text:style-name="T19">sizeof</text:span></text:span><text:span text:style-name="Source_20_Text"><text:span text:style-name="T17">(</text:span></text:span><text:span text:style-name="Source_20_Text"><text:span text:style-name="T20">var</text:span></text:span><text:span text:style-name="Source_20_Text"><text:span text:style-name="T17">));</text:span></text:span></text:p>
      <text:p text:style-name="code"><text:span text:style-name="Source_20_Text"><text:span text:style-name="T20"><text:s text:c="8"/></text:span></text:span><text:span text:style-name="Source_20_Text"><text:span text:style-name="T19">if</text:span></text:span><text:span text:style-name="Source_20_Text"><text:span text:style-name="T17"> (</text:span></text:span><text:span text:style-name="Source_20_Text"><text:span text:style-name="T20">inOutFile</text:span></text:span><text:span text:style-name="Source_20_Text"><text:span text:style-name="T17">.</text:span></text:span><text:span text:style-name="Source_20_Text"><text:span text:style-name="T20">eof</text:span></text:span><text:span text:style-name="Source_20_Text"><text:span text:style-name="T17">())</text:span></text:span></text:p>
      <text:p text:style-name="code"><text:span text:style-name="Source_20_Text"><text:span text:style-name="T20"><text:s text:c="12"/></text:span></text:span><text:span text:style-name="Source_20_Text"><text:span text:style-name="T19">break</text:span></text:span><text:span text:style-name="Source_20_Text"><text:span text:style-name="T17">;</text:span></text:span></text:p>
      <text:p text:style-name="code"><text:span text:style-name="Source_20_Text"><text:span text:style-name="T20"><text:s text:c="8"/>cout </text:span></text:span><text:span text:style-name="Source_20_Text"><text:span text:style-name="T17">&lt;&lt;</text:span></text:span><text:span text:style-name="Source_20_Text"><text:span text:style-name="T20"> var </text:span></text:span><text:span text:style-name="Source_20_Text"><text:span text:style-name="T17">&lt;&lt;</text:span></text:span><text:span text:style-name="Source_20_Text"><text:span text:style-name="T20"> </text:span></text:span><text:span text:style-name="Source_20_Text"><text:span text:style-name="T14">" "</text:span></text:span><text:span text:style-name="Source_20_Text"><text:span text:style-name="T17">;</text:span></text:span></text:p>
      <text:p text:style-name="code"><text:span text:style-name="Source_20_Text"><text:span text:style-name="T20"><text:s text:c="4"/></text:span></text:span><text:span text:style-name="Source_20_Text"><text:span text:style-name="T17">}</text:span></text:span></text:p>
      <text:p text:style-name="code"><text:soft-page-break/><text:span text:style-name="Source_20_Text"><text:span text:style-name="T20"><text:s text:c="4"/>cout </text:span></text:span><text:span text:style-name="Source_20_Text"><text:span text:style-name="T17">&lt;&lt;</text:span></text:span><text:span text:style-name="Source_20_Text"><text:span text:style-name="T20"> endl</text:span></text:span><text:span text:style-name="Source_20_Text"><text:span text:style-name="T17">;</text:span></text:span></text:p>
      <text:p text:style-name="code"/>
      <text:p text:style-name="code"><text:span text:style-name="Source_20_Text"><text:span text:style-name="T17">}</text:span></text:span></text:p>
      <text:p text:style-name="code"/>
      <text:p text:style-name="Standard"/>
      <text:p text:style-name="Standard"/>
      <text:list xml:id="list202913867785426" text:continue-numbering="true" text:style-name="Outline">
        <text:list-item>
          <text:list>
            <text:list-item>
              <text:list>
                <text:list-item>
                  <text:h text:style-name="Heading_20_3" text:outline-level="3"><text:bookmark-start text:name="__RefHeading__6999_293624682"/>Die Funktion getline()<text:bookmark-end text:name="__RefHeading__6999_293624682"/></text:h>
                </text:list-item>
              </text:list>
            </text:list-item>
          </text:list>
        </text:list-item>
      </text:list>
      <text:p text:style-name="P29">Die Stream-Klassen haben eine Elementfunktion getline(). Deren erster Parameter ist kein string, sondern ein klassischer C-String, also ein Zeiger auf char. Entsprechend ist der zweite Parameter die Größe des zur Verfügung stehenden Puffers. Auch hier ist es optional möglich, ein Begrenzungszeichen anzugeben.</text:p>
      <text:p text:style-name="P29"/>
      <text:p text:style-name="code">int main(){</text:p>
      <text:p text:style-name="code"/>
      <text:p text:style-name="code"><text:tab/>char BruchString[MAXSTR];</text:p>
      <text:p text:style-name="code"/>
      <text:p text:style-name="code"><text:tab/>cin.<text:span text:style-name="T25">getline</text:span>(BruchString, sizeof(BruchString));</text:p>
      <text:p text:style-name="code"/>
      <text:p text:style-name="code">// <text:s text:c="3"/>cin.<text:span text:style-name="T25">getline</text:span>(BruchString, sizeof(BruchString), <text:span text:style-name="T25">'$'</text:span>) <text:s/>ist auch möglich </text:p>
      <text:p text:style-name="code"/>
      <text:p text:style-name="code"><text:tab/>cout &lt;&lt; BruchString &lt;&lt;endl;</text:p>
      <text:p text:style-name="code"/>
      <text:p text:style-name="code">}</text:p>
      <text:p text:style-name="P29"/>
      <text:p text:style-name="P29"/>
      <text:p text:style-name="Standard"/>
      <text:list xml:id="list202914309373521" text:continue-numbering="true" text:style-name="Outline">
        <text:list-item>
          <text:list>
            <text:list-item>
              <text:h text:style-name="Heading_20_2" text:outline-level="2"><text:bookmark-start text:name="__RefHeading__4055_2058301122"/>Aufgaben<text:bookmark-end text:name="__RefHeading__4055_2058301122"/></text:h>
            </text:list-item>
          </text:list>
        </text:list-item>
      </text:list>
      <text:p text:style-name="P7">s. 02-ueben</text:p>
      <text:list xml:id="list202915198748555" text:continue-numbering="true" text:style-name="Outline">
        <text:list-item>
          <text:list>
            <text:list-item>
              <text:h text:style-name="P23" text:outline-level="2"><text:bookmark-start text:name="__RefHeading__4061_2058301122"/>Fragen <text:bookmark-end text:name="__RefHeading__4061_2058301122"/></text:h>
            </text:list-item>
          </text:list>
        </text:list-item>
      </text:list>
      <text:list xml:id="list3494042638817705845" text:style-name="List_20_1">
        <text:list-header>
          <text:p text:style-name="P26"/>
        </text:list-header>
        <text:list-item>
          <text:p text:style-name="P26">Erklären Sie folgende Begriffe:</text:p>
        </text:list-item>
        <text:list-item>
          <text:p text:style-name="P26">Unterschied Text / Binärdatei</text:p>
        </text:list-item>
        <text:list-item>
          <text:p text:style-name="P26">Gepufferte Ein/Ausgabe?</text:p>
        </text:list-item>
        <text:list-item>
          <text:p text:style-name="P26">Beschreibe folg. Methoden: open(), close(), put(),get(),getline(),seekg(),sekkp()</text:p>
        </text:list-item>
        <text:list-item>
          <text:p text:style-name="P26">Dateimodi</text:p>
          <text:p text:style-name="P26"/>
        </text:list-item>
        <text:list-item>
          <text:p text:style-name="P26">Zeigen Sie das zeilenweise Einlesen aus einer Textdatei</text:p>
        </text:list-item>
        <text:list-item>
          <text:p text:style-name="P26">Zeigen Sie das zeichenweise Einlesen aus einer Datei</text:p>
        </text:list-item>
        <text:list-item>
          <text:p text:style-name="P26"/>
          <text:p text:style-name="P28"/>
        </text:list-item>
      </text:list>
      <text:p text:style-name="merke">Antwort:</text:p>
      <text:p text:style-name="merke"/>
      <text:p text:style-name="merke"><text:span text:style-name="Cit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Verdana" svg:font-family="Verdana"/>
    <style:font-face style:name="Courier New1" svg:font-family="'Courier New'" style:font-family-generic="modern"/>
    <style:font-face style:name="Courier 10 Pitch" svg:font-family="'Courier 10 Pitch'" style:font-adornments="Fett"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3" svg:font-family="Verdana" style:font-family-generic="swiss" style:font-pitch="variable"/>
    <style:font-face style:name="Verdana1" svg:font-family="Verdana" style:font-adornments="Fett" style:font-family-generic="swiss" style:font-pitch="variable"/>
    <style:font-face style:name="Verdana2" svg:font-family="Verdana" style:font-adornments="Standard"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Verdana" fo:font-size="12pt" fo:language="de" fo:country="DE"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Verdana" fo:font-size="12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style:text-properties fo:font-size="10pt"/>
    </style:style>
    <style:style style:name="Text_20_body" style:display-name="Text body" style:family="paragraph" style:parent-style-name="Standard" style:class="text">
      <style:paragraph-properties fo:margin-top="0cm" fo:margin-bottom="0.212cm" style:contextual-spacing="false"/>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list-style-name="" style:class="text">
      <style:paragraph-properties fo:margin-top="0.423cm" fo:margin-bottom="0.212cm" style:contextual-spacing="false" fo:keep-with-next="always">
        <style:drop-cap/>
      </style:paragraph-propertie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default-outline-level="1" style:list-style-name="Outline" style:class="text" style:master-page-name="">
      <style:paragraph-properties style:page-number="auto" fo:background-color="transparent" fo:padding="0cm" fo:border-left="none" fo:border-right="none" fo:border-top="none" fo:border-bottom="2.49pt solid #993366" style:shadow="none">
        <style:drop-cap/>
        <style:background-image/>
      </style:paragraph-properties>
      <style:text-properties style:font-name="Verdana1" fo:font-size="115%" fo:font-weight="normal" style:font-size-asian="115%" style:font-weight-asian="bold" style:font-size-complex="115%" style:font-weight-complex="bold"/>
    </style:style>
    <style:style style:name="Heading_20_2" style:display-name="Heading 2" style:family="paragraph" style:parent-style-name="Heading_20_1" style:next-style-name="Text_20_body" style:default-outline-level="2" style:list-style-name="Outline" style:class="text">
      <style:paragraph-properties fo:padding="0cm" fo:border-left="none" fo:border-right="none" fo:border-top="none" fo:border-bottom="0.99pt solid #993366"/>
      <style:text-properties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Outline" style:class="text">
      <style:paragraph-properties fo:padding="0cm" fo:border-left="none" fo:border-right="none" fo:border-top="none" fo:border-bottom="0.51pt solid #993366" style:shadow="none"/>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Outline" style:class="text">
      <style:text-properties style:font-name="Times New Roman" fo:font-size="12pt" fo:font-weight="bold" style:font-name-asian="Lucida Sans Unicode" style:font-size-asian="12pt" style:font-weight-asian="bold" style:font-name-complex="Tahoma" style:font-size-complex="12pt"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Verdana" style:font-name-complex="Tahoma1"/>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style:contextual-spacing="false" fo:text-indent="0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size="8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size="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style:font-name="Verdana" fo:font-size="12pt" fo:font-style="italic" style:font-size-asian="12pt" style:font-style-asian="italic" style:font-name-complex="Tahoma1" style:font-size-complex="12pt" style:font-style-complex="italic"/>
    </style:style>
    <style:style style:name="Table" style:family="paragraph" style:parent-style-name="Caption" style:class="extra">
      <style:paragraph-properties fo:background-color="transparent" fo:padding="0.049cm" fo:border="0.06pt solid #000000" style:shadow="none">
        <style:background-image/>
      </style:paragraph-properties>
      <style:text-properties fo:font-size="11pt" fo:font-style="normal"/>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Verdana" style:font-name-complex="Tahoma1"/>
    </style:style>
    <style:style style:name="Contents_20_Heading" style:display-name="Contents Heading" style:family="paragraph" style:parent-style-name="Heading" style:class="index">
      <style:paragraph-properties fo:margin-left="0cm" fo:margin-right="0cm" fo:text-indent="0cm" style:auto-text-indent="false" fo:padding="0cm" fo:border-left="none" fo:border-right="none" fo:border-top="none" fo:border-bottom="2.49pt solid #993366" style:shadow="none" text:number-lines="false" text:line-number="0"/>
      <style:text-properties style:font-name="Verdana2" fo:font-size="14pt" fo:font-weight="normal" style:font-size-asian="16pt" style:font-weight-asian="bold" style:font-size-complex="16pt" style:font-weight-complex="bold"/>
    </style:style>
    <style:style style:name="Contents_20_1" style:display-name="Contents 1" style:family="paragraph" style:parent-style-name="Index" style:list-style-name=""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next-style-name="Standard" style:auto-update="true" style:list-style-name="" style:class="index">
      <style:paragraph-properties fo:margin-left="0cm" fo:margin-right="0cm" fo:margin-top="0cm" fo:margin-bottom="0cm" style:contextual-spacing="false" fo:text-indent="0cm" style:auto-text-indent="false" fo:background-color="transparent">
        <style:tab-stops>
          <style:tab-stop style:position="16.999cm" style:type="right" style:leader-style="dotted" style:leader-text="."/>
        </style:tab-stops>
        <style:background-image/>
      </style:paragraph-properties>
      <style:text-properties fo:font-weight="bold"/>
    </style:style>
    <style:style style:name="User_20_Index_20_2" style:display-name="User Index 2" style:family="paragraph" style:parent-style-name="Index" style:class="index">
      <style:paragraph-properties fo:margin-left="0.499cm" fo:margin-right="0cm" fo:text-indent="0cm" style:auto-text-indent="false" fo:background-color="transparent">
        <style:tab-stops>
          <style:tab-stop style:position="16.499cm" style:type="right" style:leader-style="dotted" style:leader-text="."/>
        </style:tab-stops>
        <style:background-image/>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size="10pt" style:font-name-asian="Courier New" style:font-size-asian="10pt" style:font-name-complex="Courier New" style:font-size-complex="10pt"/>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code" style:family="paragraph" style:class="text" style:master-page-name="">
      <style:paragraph-properties style:page-number="auto" fo:background-color="#ccffff" fo:padding="0.049cm" fo:border="0.06pt solid #993366" style:shadow="none">
        <style:background-image/>
      </style:paragraph-properties>
      <style:text-properties style:font-name="Courier 10 Pitch" fo:font-size="10pt" fo:font-weight="bold"/>
    </style:style>
    <style:style style:name="aufgabe" style:family="paragraph" style:parent-style-name="Standard" style:class="text">
      <style:paragraph-properties fo:background-color="#ccffff" fo:padding="0.049cm" fo:border="0.06pt solid #993366" style:shadow="none">
        <style:background-image/>
      </style:paragraph-properties>
      <style:text-properties fo:font-size="10pt"/>
    </style:style>
    <style:style style:name="merke" style:family="paragraph" style:parent-style-name="aufgabe" style:next-style-name="Standard" style:class="text">
      <style:paragraph-properties fo:background-color="#ffffcc" style:shadow="none">
        <style:drop-cap/>
        <style:background-image/>
      </style:paragraph-properties>
    </style:style>
    <style:style style:name="Rechtsgrundlagenverzeichnis" style:family="paragraph" style:parent-style-name="Standard">
      <style:paragraph-properties fo:margin-top="0cm" fo:margin-bottom="0.423cm" style:contextual-spacing="false">
        <style:tab-stops>
          <style:tab-stop style:position="15.24cm" style:type="right" style:leader-style="dotted" style:leader-text="."/>
        </style:tab-stops>
      </style:paragraph-properties>
      <style:text-properties fo:font-size="10pt" style:font-size-asian="10pt"/>
    </style:style>
    <style:style style:name="bsp_5f_lsg_20_Char" style:display-name="bsp_lsg Char" style:family="paragraph" style:next-style-name="Text_20_body">
      <style:paragraph-properties fo:orphans="2" fo:widows="2" fo:background-color="#ffffff" fo:padding-left="0.141cm" fo:padding-right="0.141cm" fo:padding-top="0.035cm" fo:padding-bottom="0.035cm" fo:border="0.51pt solid #000000">
        <style:background-image/>
      </style:paragraph-properties>
      <style:text-properties style:use-window-font-color="true" style:font-name="Courier New1" fo:font-size="10pt" fo:letter-spacing="-0.018cm" fo:language="de" fo:country="DE" style:font-name-asian="Arial" style:font-size-asian="10pt" style:font-name-complex="Times New Roman" style:font-size-complex="10pt" style:language-complex="ar" style:country-complex="SA"/>
    </style:style>
    <style:style style:name="HTML_20_Vorformatiert" style:display-name="HTML Vorformatiert" style:family="paragraph" style:parent-style-name="Standard">
      <style:text-properties style:font-name="Courier New1" fo:font-size="10pt" style:font-size-asian="10pt" style:font-name-complex="Courier New1"/>
    </style:style>
    <style:style style:name="Standard_20__28_Web_29_" style:display-name="Standard (Web)" style:family="paragraph" style:parent-style-name="Standard" style:next-style-name="Standard">
      <style:text-properties style:font-size-complex="12pt"/>
    </style:style>
    <style:style style:name="Formatvorlage_20_Standard_20__28_Web_29__20__2b__20_Fett" style:display-name="Formatvorlage Standard (Web) + Fett" style:family="paragraph" style:parent-style-name="Standard_20__28_Web_29_">
      <style:text-properties style:font-name="Verdana3" fo:font-weight="bold" style:font-weight-asian="bold" style:font-weight-complex="bold"/>
    </style:style>
    <style:style style:name="Listennummer" style:family="paragraph" style:list-style-name="WW8StyleNum">
      <style:paragraph-properties fo:margin-left="1.27cm" fo:margin-right="0.635cm" fo:orphans="2" fo:widows="2" fo:text-indent="-0.635cm" style:auto-text-indent="false">
        <style:tab-stops/>
      </style:paragraph-properties>
      <style:text-properties style:use-window-font-color="true" style:font-name="Verdana3" fo:font-size="10pt" fo:letter-spacing="-0.009cm" fo:language="de" fo:country="DE" style:font-name-asian="Arial" style:font-size-asian="10pt" style:font-name-complex="Times New Roman" style:font-size-complex="10pt" style:language-complex="ar" style:country-complex="SA"/>
    </style:style>
    <style:style style:name="Listennummer_20_Ende" style:display-name="Listennummer Ende" style:family="paragraph" style:parent-style-name="Listennummer" style:next-style-name="Text_20_body" style:list-style-name="WW8StyleNum1">
      <style:paragraph-properties fo:margin-left="1.27cm" fo:margin-right="0cm" fo:text-align="start" style:justify-single-word="false" fo:text-indent="-0.635cm" style:auto-text-indent="false"/>
      <style:text-properties style:font-name="Times New Roman" fo:font-size="10pt" fo:letter-spacing="normal" style:font-size-asian="10pt"/>
    </style:style>
    <style:style style:name="aufgabe_5f_überschrift" style:display-name="aufgabe_überschrift" style:family="paragraph" style:parent-style-name="Heading_20_3" style:next-style-name="aufgabe" style:default-outline-level="" style:list-style-name="">
      <style:paragraph-properties fo:background-color="transparent" fo:padding="0cm" fo:border-left="none" fo:border-right="none" fo:border-top="none" fo:border-bottom="0.06pt solid #993366" style:shadow="none">
        <style:tab-stops/>
        <style:drop-cap/>
        <style:background-image/>
      </style:paragraph-properties>
      <style:text-properties fo:font-size="10pt" fo:font-weight="bold"/>
    </style:style>
    <style:style style:name="frage" style:family="paragraph" style:parent-style-name="aufgabe" style:next-style-name="Standard"/>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Line_20_numbering" style:display-name="Line numbering"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Courier New" style:font-name-complex="Courier New"/>
    </style:style>
    <style:style style:name="Example" style:family="text">
      <style:text-properties style:font-name="Courier New" style:font-name-asian="Courier New" style:font-name-complex="Courier New"/>
    </style:style>
    <style:style style:name="Definition" style:family="text"/>
    <style:style style:name="Absatz-Standardschriftart" style:family="text">
      <style:text-properties fo:language="de" fo:country="DE"/>
    </style:style>
    <style:style style:name="HTML_20_Schreibmaschine" style:display-name="HTML Schreibmaschine" style:family="text" style:parent-style-name="Absatz-Standardschriftart">
      <style:text-properties style:font-name="Courier New1" fo:font-size="10pt" style:font-size-asian="10pt" style:font-size-complex="10pt"/>
    </style:style>
    <style:style style:name="merke_20_Char" style:display-name="merke Char" style:family="text" style:parent-style-name="Absatz-Standardschriftart">
      <style:text-properties style:font-name="Verdana3" fo:letter-spacing="-0.009cm" style:language-complex="ar" style:country-complex="SA"/>
    </style:style>
    <style:style style:name="WW8Num78z0" style:family="text">
      <style:text-properties style:font-name="Symbol"/>
    </style:style>
    <style:style style:name="WW8Num78z1" style:family="text">
      <style:text-properties style:font-name="Courier New1"/>
    </style:style>
    <style:style style:name="WW8Num78z2" style:family="text">
      <style:text-properties style:font-name="Wingdings"/>
    </style:style>
    <style:style style:name="WW8Num52z0" style:family="text">
      <style:text-properties style:font-name="Symbol" fo:font-size="10pt" style:font-size-asian="10pt"/>
    </style:style>
    <style:style style:name="WW8Num52z1" style:family="text">
      <style:text-properties style:font-name="Courier New1" fo:font-size="10pt" style:font-size-asian="10pt"/>
    </style:style>
    <style:style style:name="WW8Num52z2" style:family="text">
      <style:text-properties style:font-name="Wingdings" fo:font-size="10pt" style:font-size-asian="10pt"/>
    </style:style>
    <style:style style:name="WW8Num103z0" style:family="text">
      <style:text-properties style:font-name="Symbol" fo:font-size="10pt" style:font-size-asian="10pt"/>
    </style:style>
    <style:style style:name="WW8Num103z1" style:family="text">
      <style:text-properties style:font-name="Courier New1" fo:font-size="10pt" style:font-size-asian="10pt"/>
    </style:style>
    <style:style style:name="WW8Num103z2" style:family="text">
      <style:text-properties style:font-name="Wingdings" fo:font-size="10pt" style:font-size-asian="10pt"/>
    </style:style>
    <style:style style:name="WW8Num55z1" style:family="text">
      <style:text-properties style:font-name="Courier New1" fo:font-size="10pt" style:font-size-asian="10pt"/>
    </style:style>
    <style:style style:name="WW8Num48z0" style:family="text">
      <style:text-properties style:font-name="Symbol" fo:font-size="10pt" style:font-size-asian="10pt"/>
    </style:style>
    <style:style style:name="WW8Num48z1" style:family="text">
      <style:text-properties style:font-name="Courier New1" fo:font-size="10pt" style:font-size-asian="10pt"/>
    </style:style>
    <style:style style:name="WW8Num48z2" style:family="text">
      <style:text-properties style:font-name="Wingdings" fo:font-size="10pt" style:font-size-asian="10pt"/>
    </style:style>
    <style:style style:name="WW8Num104z0" style:family="text">
      <style:text-properties style:font-name="Symbol" fo:font-size="10pt" style:font-size-asian="10pt"/>
    </style:style>
    <style:style style:name="WW8Num104z1" style:family="text">
      <style:text-properties style:font-name="Courier New1" fo:font-size="10pt" style:font-size-asian="10pt"/>
    </style:style>
    <style:style style:name="WW8Num104z2" style:family="text">
      <style:text-properties style:font-name="Wingdings" fo:font-size="10pt" style:font-size-asian="10pt"/>
    </style:style>
    <style:style style:name="luecke" style:family="text" style:parent-style-name="Strong_20_Emphasis">
      <style:text-properties style:use-window-font-color="true" fo:font-size="10pt" style:text-underline-style="solid" style:text-underline-width="bold" style:text-underline-color="font-color" fo:background-color="#fffff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suffix=". " style:num-format="1">
        <style:list-level-properties text:min-label-distance="0.381cm"/>
      </text:outline-level-style>
      <text:outline-level-style text:level="2" style:num-suffix=". " style:num-format="1" text:display-levels="2">
        <style:list-level-properties text:min-label-distance="0.381cm"/>
      </text:outline-level-style>
      <text:outline-level-style text:level="3" style:num-suffix=". " style:num-format="1" text:display-levels="3">
        <style:list-level-properties text:min-label-distance="0.381cm"/>
      </text:outline-level-style>
      <text:outline-level-style text:level="4" style:num-format="1" text:display-levels="3">
        <style:list-level-properties text:min-label-distance="0.381cm"/>
      </text:outline-level-style>
      <text:outline-level-style text:level="5" style:num-format="1" text:display-levels="3">
        <style:list-level-properties text:min-label-distance="0.381cm"/>
      </text:outline-level-style>
      <text:outline-level-style text:level="6" style:num-format="1" text:display-levels="3">
        <style:list-level-properties text:min-label-distance="0.381cm"/>
      </text:outline-level-style>
      <text:outline-level-style text:level="7" style:num-format="1" text:display-levels="3">
        <style:list-level-properties text:min-label-distance="0.381cm"/>
      </text:outline-level-style>
      <text:outline-level-style text:level="8" style:num-format="1" text:display-levels="3">
        <style:list-level-properties text:min-label-distance="0.381cm"/>
      </text:outline-level-style>
      <text:outline-level-style text:level="9" style:num-format="1" text:display-levels="3">
        <style:list-level-properties text:min-label-distance="0.381cm"/>
      </text:outline-level-style>
      <text:outline-level-style text:level="10" style:num-format="1" text:display-levels="3">
        <style:list-level-properties text:min-label-distance="0.381cm"/>
      </text:outline-level-style>
    </text:outline-style>
    <text:list-style style:name="Numbering_20_1" style:display-name="Numbering 1">
      <text:list-level-style-number text:level="1" text:style-name="Numbering_20_Symbols" style:num-prefix=" " style:num-suffix=" " style:num-format="1">
        <style:list-level-properties text:min-label-distance="0.349cm"/>
      </text:list-level-style-number>
      <text:list-level-style-number text:level="2" text:style-name="Numbering_20_Symbols" style:num-prefix=" " style:num-suffix=" " style:num-format="1" text:display-levels="2">
        <style:list-level-properties text:min-label-distance="0.349cm"/>
      </text:list-level-style-number>
      <text:list-level-style-number text:level="3" text:style-name="Numbering_20_Symbols" style:num-prefix=" " style:num-suffix=" " style:num-format="1" text:display-levels="3">
        <style:list-level-properties text:min-label-distance="0.349cm"/>
      </text:list-level-style-number>
      <text:list-level-style-number text:level="4" text:style-name="Numbering_20_Symbols" style:num-prefix=" " style:num-suffix=" " style:num-format="1" text:display-levels="4">
        <style:list-level-properties text:min-label-distance="0.349cm"/>
      </text:list-level-style-number>
      <text:list-level-style-number text:level="5" text:style-name="Numbering_20_Symbols" style:num-prefix=" " style:num-suffix=" " style:num-format="1" text:display-levels="5">
        <style:list-level-properties text:min-label-distance="0.349cm"/>
      </text:list-level-style-number>
      <text:list-level-style-number text:level="6" text:style-name="Numbering_20_Symbols" style:num-prefix=" " style:num-suffix=" " style:num-format="1" text:display-levels="6">
        <style:list-level-properties text:min-label-distance="0.349cm"/>
      </text:list-level-style-number>
      <text:list-level-style-number text:level="7" text:style-name="Numbering_20_Symbols" style:num-prefix=" " style:num-suffix=" " style:num-format="1" text:display-levels="7">
        <style:list-level-properties text:min-label-distance="0.349cm"/>
      </text:list-level-style-number>
      <text:list-level-style-number text:level="8" text:style-name="Numbering_20_Symbols" style:num-prefix=" " style:num-suffix=" " style:num-format="1" text:display-levels="8">
        <style:list-level-properties text:min-label-distance="0.349cm"/>
      </text:list-level-style-number>
      <text:list-level-style-number text:level="9" text:style-name="Numbering_20_Symbols" style:num-prefix=" " style:num-suffix=" " style:num-format="1" text:display-levels="9">
        <style:list-level-properties text:min-label-distance="0.349cm"/>
      </text:list-level-style-number>
      <text:list-level-style-number text:level="10" text:style-name="Numbering_20_Symbols" style:num-prefix=" " style:num-suffix=" " style:num-format="1" text:display-levels="10">
        <style:list-level-properties text:min-label-distance="0.34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WW8StyleNum">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1">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8" text:consecutive-numbering="true">
      <text:list-level-style-bullet text:level="1" text:style-name="WW8Num78z0" text:bullet-char="">
        <style:list-level-properties text:space-before="0.635cm" text:min-label-width="0.635cm"/>
        <style:text-properties style:font-name="Symbol"/>
      </text:list-level-style-bullet>
      <text:list-level-style-bullet text:level="2" text:style-name="WW8Num78z1" text:bullet-char="o">
        <style:list-level-properties text:space-before="1.905cm" text:min-label-width="0.635cm"/>
        <style:text-properties style:font-name="Courier New"/>
      </text:list-level-style-bullet>
      <text:list-level-style-bullet text:level="3" text:style-name="WW8Num78z2" text:bullet-char="">
        <style:list-level-properties text:space-before="3.175cm" text:min-label-width="0.635cm"/>
        <style:text-properties style:font-name="Wingdings"/>
      </text:list-level-style-bullet>
      <text:list-level-style-bullet text:level="4" text:style-name="WW8Num78z0" text:bullet-char="">
        <style:list-level-properties text:space-before="4.445cm" text:min-label-width="0.635cm"/>
        <style:text-properties style:font-name="Symbol"/>
      </text:list-level-style-bullet>
      <text:list-level-style-bullet text:level="5" text:style-name="WW8Num78z1" text:bullet-char="o">
        <style:list-level-properties text:space-before="5.715cm" text:min-label-width="0.635cm"/>
        <style:text-properties style:font-name="Courier New"/>
      </text:list-level-style-bullet>
      <text:list-level-style-bullet text:level="6" text:style-name="WW8Num78z2" text:bullet-char="">
        <style:list-level-properties text:space-before="6.985cm" text:min-label-width="0.635cm"/>
        <style:text-properties style:font-name="Wingdings"/>
      </text:list-level-style-bullet>
      <text:list-level-style-bullet text:level="7" text:style-name="WW8Num78z0" text:bullet-char="">
        <style:list-level-properties text:space-before="8.255cm" text:min-label-width="0.635cm"/>
        <style:text-properties style:font-name="Symbol"/>
      </text:list-level-style-bullet>
      <text:list-level-style-bullet text:level="8" text:style-name="WW8Num78z1" text:bullet-char="o">
        <style:list-level-properties text:space-before="9.525cm" text:min-label-width="0.635cm"/>
        <style:text-properties style:font-name="Courier New"/>
      </text:list-level-style-bullet>
      <text:list-level-style-bullet text:level="9" text:style-name="WW8Num7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2" text:consecutive-numbering="true">
      <text:list-level-style-bullet text:level="1" text:style-name="WW8Num52z0" text:bullet-char="">
        <style:list-level-properties text:space-before="0.635cm" text:min-label-width="0.635cm"/>
        <style:text-properties style:font-name="Symbol"/>
      </text:list-level-style-bullet>
      <text:list-level-style-bullet text:level="2" text:style-name="WW8Num52z1" text:bullet-char="o">
        <style:list-level-properties text:space-before="1.905cm" text:min-label-width="0.635cm"/>
        <style:text-properties style:font-name="Courier New"/>
      </text:list-level-style-bullet>
      <text:list-level-style-bullet text:level="3" text:style-name="WW8Num52z2" text:bullet-char="">
        <style:list-level-properties text:space-before="3.175cm" text:min-label-width="0.635cm"/>
        <style:text-properties style:font-name="Wingdings"/>
      </text:list-level-style-bullet>
      <text:list-level-style-bullet text:level="4" text:style-name="WW8Num52z2" text:bullet-char="">
        <style:list-level-properties text:space-before="4.445cm" text:min-label-width="0.635cm"/>
        <style:text-properties style:font-name="Wingdings"/>
      </text:list-level-style-bullet>
      <text:list-level-style-bullet text:level="5" text:style-name="WW8Num52z2" text:bullet-char="">
        <style:list-level-properties text:space-before="5.715cm" text:min-label-width="0.635cm"/>
        <style:text-properties style:font-name="Wingdings"/>
      </text:list-level-style-bullet>
      <text:list-level-style-bullet text:level="6" text:style-name="WW8Num52z2" text:bullet-char="">
        <style:list-level-properties text:space-before="6.985cm" text:min-label-width="0.635cm"/>
        <style:text-properties style:font-name="Wingdings"/>
      </text:list-level-style-bullet>
      <text:list-level-style-bullet text:level="7" text:style-name="WW8Num52z2" text:bullet-char="">
        <style:list-level-properties text:space-before="8.255cm" text:min-label-width="0.635cm"/>
        <style:text-properties style:font-name="Wingdings"/>
      </text:list-level-style-bullet>
      <text:list-level-style-bullet text:level="8" text:style-name="WW8Num52z2" text:bullet-char="">
        <style:list-level-properties text:space-before="9.525cm" text:min-label-width="0.635cm"/>
        <style:text-properties style:font-name="Wingdings"/>
      </text:list-level-style-bullet>
      <text:list-level-style-bullet text:level="9" text:style-name="WW8Num5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3" text:consecutive-numbering="true">
      <text:list-level-style-bullet text:level="1" text:style-name="WW8Num103z0" text:bullet-char="">
        <style:list-level-properties text:space-before="0.635cm" text:min-label-width="0.635cm"/>
        <style:text-properties style:font-name="Symbol"/>
      </text:list-level-style-bullet>
      <text:list-level-style-bullet text:level="2" text:style-name="WW8Num103z1" text:bullet-char="o">
        <style:list-level-properties text:space-before="1.905cm" text:min-label-width="0.635cm"/>
        <style:text-properties style:font-name="Courier New"/>
      </text:list-level-style-bullet>
      <text:list-level-style-bullet text:level="3" text:style-name="WW8Num103z2" text:bullet-char="">
        <style:list-level-properties text:space-before="3.175cm" text:min-label-width="0.635cm"/>
        <style:text-properties style:font-name="Wingdings"/>
      </text:list-level-style-bullet>
      <text:list-level-style-bullet text:level="4" text:style-name="WW8Num103z2" text:bullet-char="">
        <style:list-level-properties text:space-before="4.445cm" text:min-label-width="0.635cm"/>
        <style:text-properties style:font-name="Wingdings"/>
      </text:list-level-style-bullet>
      <text:list-level-style-bullet text:level="5" text:style-name="WW8Num103z2" text:bullet-char="">
        <style:list-level-properties text:space-before="5.715cm" text:min-label-width="0.635cm"/>
        <style:text-properties style:font-name="Wingdings"/>
      </text:list-level-style-bullet>
      <text:list-level-style-bullet text:level="6" text:style-name="WW8Num103z2" text:bullet-char="">
        <style:list-level-properties text:space-before="6.985cm" text:min-label-width="0.635cm"/>
        <style:text-properties style:font-name="Wingdings"/>
      </text:list-level-style-bullet>
      <text:list-level-style-bullet text:level="7" text:style-name="WW8Num103z2" text:bullet-char="">
        <style:list-level-properties text:space-before="8.255cm" text:min-label-width="0.635cm"/>
        <style:text-properties style:font-name="Wingdings"/>
      </text:list-level-style-bullet>
      <text:list-level-style-bullet text:level="8" text:style-name="WW8Num103z2" text:bullet-char="">
        <style:list-level-properties text:space-before="9.525cm" text:min-label-width="0.635cm"/>
        <style:text-properties style:font-name="Wingdings"/>
      </text:list-level-style-bullet>
      <text:list-level-style-bullet text:level="9" text:style-name="WW8Num10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5">
      <text:list-level-style-number text:level="1" style:num-suffix="." style:num-format="1">
        <style:list-level-properties text:space-before="0.635cm" text:min-label-width="0.635cm"/>
      </text:list-level-style-number>
      <text:list-level-style-bullet text:level="2" text:style-name="WW8Num55z1" text:bullet-char="o">
        <style:list-level-properties text:space-before="1.905cm" text:min-label-width="0.635cm"/>
        <style:text-properties style:font-name="Courier New"/>
      </text:list-level-style-bullet>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29"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8" text:consecutive-numbering="true">
      <text:list-level-style-bullet text:level="1" text:style-name="WW8Num48z0" text:bullet-char="">
        <style:list-level-properties text:space-before="0.635cm" text:min-label-width="0.635cm"/>
        <style:text-properties style:font-name="Symbol"/>
      </text:list-level-style-bullet>
      <text:list-level-style-bullet text:level="2" text:style-name="WW8Num48z1" text:bullet-char="o">
        <style:list-level-properties text:space-before="1.905cm" text:min-label-width="0.635cm"/>
        <style:text-properties style:font-name="Courier New"/>
      </text:list-level-style-bullet>
      <text:list-level-style-bullet text:level="3" text:style-name="WW8Num48z2" text:bullet-char="">
        <style:list-level-properties text:space-before="3.175cm" text:min-label-width="0.635cm"/>
        <style:text-properties style:font-name="Wingdings"/>
      </text:list-level-style-bullet>
      <text:list-level-style-bullet text:level="4" text:style-name="WW8Num48z2" text:bullet-char="">
        <style:list-level-properties text:space-before="4.445cm" text:min-label-width="0.635cm"/>
        <style:text-properties style:font-name="Wingdings"/>
      </text:list-level-style-bullet>
      <text:list-level-style-bullet text:level="5" text:style-name="WW8Num48z2" text:bullet-char="">
        <style:list-level-properties text:space-before="5.715cm" text:min-label-width="0.635cm"/>
        <style:text-properties style:font-name="Wingdings"/>
      </text:list-level-style-bullet>
      <text:list-level-style-bullet text:level="6" text:style-name="WW8Num48z2" text:bullet-char="">
        <style:list-level-properties text:space-before="6.985cm" text:min-label-width="0.635cm"/>
        <style:text-properties style:font-name="Wingdings"/>
      </text:list-level-style-bullet>
      <text:list-level-style-bullet text:level="7" text:style-name="WW8Num48z2" text:bullet-char="">
        <style:list-level-properties text:space-before="8.255cm" text:min-label-width="0.635cm"/>
        <style:text-properties style:font-name="Wingdings"/>
      </text:list-level-style-bullet>
      <text:list-level-style-bullet text:level="8" text:style-name="WW8Num48z2" text:bullet-char="">
        <style:list-level-properties text:space-before="9.525cm" text:min-label-width="0.635cm"/>
        <style:text-properties style:font-name="Wingdings"/>
      </text:list-level-style-bullet>
      <text:list-level-style-bullet text:level="9" text:style-name="WW8Num4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1"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69"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04" text:consecutive-numbering="true">
      <text:list-level-style-bullet text:level="1" text:style-name="WW8Num104z0" text:bullet-char="">
        <style:list-level-properties text:space-before="0.635cm" text:min-label-width="0.635cm"/>
        <style:text-properties style:font-name="Symbol"/>
      </text:list-level-style-bullet>
      <text:list-level-style-bullet text:level="2" text:style-name="WW8Num104z1" text:bullet-char="o">
        <style:list-level-properties text:space-before="1.905cm" text:min-label-width="0.635cm"/>
        <style:text-properties style:font-name="Courier New"/>
      </text:list-level-style-bullet>
      <text:list-level-style-bullet text:level="3" text:style-name="WW8Num104z2" text:bullet-char="">
        <style:list-level-properties text:space-before="3.175cm" text:min-label-width="0.635cm"/>
        <style:text-properties style:font-name="Wingdings"/>
      </text:list-level-style-bullet>
      <text:list-level-style-bullet text:level="4" text:style-name="WW8Num104z2" text:bullet-char="">
        <style:list-level-properties text:space-before="4.445cm" text:min-label-width="0.635cm"/>
        <style:text-properties style:font-name="Wingdings"/>
      </text:list-level-style-bullet>
      <text:list-level-style-bullet text:level="5" text:style-name="WW8Num104z2" text:bullet-char="">
        <style:list-level-properties text:space-before="5.715cm" text:min-label-width="0.635cm"/>
        <style:text-properties style:font-name="Wingdings"/>
      </text:list-level-style-bullet>
      <text:list-level-style-bullet text:level="6" text:style-name="WW8Num104z2" text:bullet-char="">
        <style:list-level-properties text:space-before="6.985cm" text:min-label-width="0.635cm"/>
        <style:text-properties style:font-name="Wingdings"/>
      </text:list-level-style-bullet>
      <text:list-level-style-bullet text:level="7" text:style-name="WW8Num104z2" text:bullet-char="">
        <style:list-level-properties text:space-before="8.255cm" text:min-label-width="0.635cm"/>
        <style:text-properties style:font-name="Wingdings"/>
      </text:list-level-style-bullet>
      <text:list-level-style-bullet text:level="8" text:style-name="WW8Num104z2" text:bullet-char="">
        <style:list-level-properties text:space-before="9.525cm" text:min-label-width="0.635cm"/>
        <style:text-properties style:font-name="Wingdings"/>
      </text:list-level-style-bullet>
      <text:list-level-style-bullet text:level="9" text:style-name="WW8Num10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CPP<text:tab/><text:file-name text:display="name-and-extension">dateien-streams.odt</text:file-name><text:tab/>Arbeitsunterlage</text:p>
      </style:header>
      <style:footer>
        <text:p text:style-name="Footer">Informatik<text:tab/><text:tab/><text:page-number text:select-page="current">14</text:page-number>/<text:page-count>1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0.4$Linux_X86_64 LibreOffice_project/410m0$Build-4</meta:generator>
    <meta:initial-creator>Anton Hofmann</meta:initial-creator>
    <meta:creation-date>2007-05-09T19:01:40</meta:creation-date>
    <dc:creator>hofmann </dc:creator>
    <dc:date>2014-10-13T20:29:12.960240720</dc:date>
    <dc:language>de-DE</dc:language>
    <meta:editing-cycles>101</meta:editing-cycles>
    <meta:editing-duration>PT22H33M3S</meta:editing-duration>
    <meta:document-statistic meta:table-count="6" meta:image-count="0" meta:object-count="0" meta:page-count="14" meta:paragraph-count="327" meta:word-count="3290" meta:character-count="24002" meta:non-whitespace-character-count="20687"/>
    <meta:user-defined meta:name="Info 1"/>
    <meta:user-defined meta:name="Info 2"/>
    <meta:user-defined meta:name="Info 3"/>
    <meta:user-defined meta:name="Info 4"/>
    <meta:template xlink:type="simple" xlink:actuate="onRequest" xlink:title="progbuch-vorlage" xlink:href="../../../../../../../../../../C:/Dokumente%20und%20Einstellungen/ahofmann/Anwendungsdaten/OpenOffice.org2/user/template/progbuch-vorlage.ott" meta:date="2007-05-23T10:10:31"/>
  </office:meta>
</office:document-meta>
</file>